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1.348cm"/>
    </style:style>
    <style:style style:name="gr3" style:family="graphic" style:parent-style-name="standard">
      <style:graphic-properties draw:fill="solid" draw:fill-color="#aea79f" draw:opacity-name="Transparency_20_1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1.34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3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style:font-name="Liberation Sans Narrow" fo:font-size="12pt" fo:font-style="italic" fo:text-shadow="1pt 1pt" style:font-size-asian="12pt" style:font-style-asian="italic" style:font-size-complex="12pt" style:font-style-complex="italic"/>
    </style:style>
    <style:style style:name="P4" style:family="paragraph">
      <style:paragraph-properties fo:text-align="center"/>
      <style:text-properties style:font-name="Liberation Sans Narrow" fo:font-style="italic" style:font-style-asian="italic" style:font-style-complex="italic"/>
    </style:style>
    <style:style style:name="P5" style:family="paragraph">
      <style:paragraph-properties fo:text-align="center"/>
      <style:text-properties style:font-name="Liberation Sans Narrow" fo:font-size="12pt" fo:font-style="italic" fo:text-shadow="1pt 1pt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 Narrow" fo:font-size="12pt" fo:font-style="italic" fo:text-shadow="1pt 1pt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366cm" svg:height="4.318cm" svg:x="8.62cm" svg:y="16.11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8.671cm" svg:y="16.179cm">
            <draw:text-box>
              <text:p>LP10</text:p>
            </draw:text-box>
          </draw:frame>
        </draw:g>
        <draw:g>
          <draw:custom-shape draw:style-name="gr1" draw:text-style-name="P1" draw:layer="layout" svg:width="7.366cm" svg:height="4.318cm" svg:x="1.127cm" svg:y="16.11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16.179cm">
            <draw:text-box>
              <text:p>LP09</text:p>
            </draw:text-box>
          </draw:frame>
        </draw:g>
        <draw:g>
          <draw:custom-shape draw:style-name="gr1" draw:text-style-name="P1" draw:layer="layout" svg:width="7.366cm" svg:height="4.318cm" svg:x="8.62cm" svg:y="11.67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8.671cm" svg:y="11.734cm">
            <draw:text-box>
              <text:p>LP07</text:p>
            </draw:text-box>
          </draw:frame>
        </draw:g>
        <draw:g>
          <draw:custom-shape draw:style-name="gr1" draw:text-style-name="P1" draw:layer="layout" svg:width="7.366cm" svg:height="4.318cm" svg:x="1.127cm" svg:y="11.67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11.734cm">
            <draw:text-box>
              <text:p>LP06</text:p>
            </draw:text-box>
          </draw:frame>
        </draw:g>
        <draw:g>
          <draw:custom-shape draw:style-name="gr1" draw:text-style-name="P1" draw:layer="layout" svg:width="7.366cm" svg:height="4.318cm" svg:x="16.119cm" svg:y="7.25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6.17cm" svg:y="7.316cm">
            <draw:text-box>
              <text:p>LP05</text:p>
            </draw:text-box>
          </draw:frame>
        </draw:g>
        <draw:g>
          <draw:custom-shape draw:style-name="gr1" draw:text-style-name="P1" draw:layer="layout" svg:width="14.859cm" svg:height="4.318cm" svg:x="1.127cm" svg:y="2.78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4.134cm" svg:height="1.09cm" svg:x="1.23cm" svg:y="2.844cm">
            <draw:text-box>
              <text:p>LP02</text:p>
            </draw:text-box>
          </draw:frame>
        </draw:g>
        <draw:g>
          <draw:custom-shape draw:style-name="gr3" draw:text-style-name="P1" draw:layer="layout" svg:width="2.54cm" svg:height="1.27cm" svg:x="5.826cm" svg:y="4.30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72cm" svg:height="0.962cm" svg:x="5.699cm" svg:y="4.434cm">
            <draw:text-box>
              <text:p>05 AMS</text:p>
            </draw:text-box>
          </draw:frame>
        </draw:g>
        <draw:g>
          <draw:custom-shape draw:style-name="gr3" draw:text-style-name="P1" draw:layer="layout" svg:width="2.54cm" svg:height="1.27cm" svg:x="5.827cm" svg:y="5.70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47cm" svg:height="0.962cm" svg:x="5.82cm" svg:y="5.885cm">
            <draw:text-box>
              <text:p>06 SLF</text:p>
            </draw:text-box>
          </draw:frame>
        </draw:g>
        <draw:g>
          <draw:custom-shape draw:style-name="gr3" draw:text-style-name="P1" draw:layer="layout" svg:width="2.54cm" svg:height="1.27cm" svg:x="8.493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14cm" svg:height="0.962cm" svg:x="8.493cm" svg:y="3.091cm">
            <draw:text-box>
              <text:p>07 CLB</text:p>
            </draw:text-box>
          </draw:frame>
        </draw:g>
        <draw:g xml:id="id3" draw:id="id3">
          <draw:custom-shape draw:style-name="gr3" draw:text-style-name="P1" draw:layer="layout" svg:width="2.54cm" svg:height="1.27cm" svg:x="8.493cm" svg:y="4.30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8.366cm" svg:y="4.488cm">
            <draw:text-box>
              <text:p>08 DES</text:p>
            </draw:text-box>
          </draw:frame>
        </draw:g>
        <draw:g xml:id="id6" draw:id="id6">
          <draw:custom-shape draw:style-name="gr3" draw:text-style-name="P1" draw:layer="layout" svg:width="2.54cm" svg:height="1.27cm" svg:x="8.493cm" svg:y="5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8.493cm" svg:y="5.885cm">
            <draw:text-box>
              <text:p>09 TNS</text:p>
            </draw:text-box>
          </draw:frame>
        </draw:g>
        <draw:g xml:id="id24" draw:id="id24">
          <draw:custom-shape draw:style-name="gr3" draw:text-style-name="P1" draw:layer="layout" svg:width="2.54cm" svg:height="1.27cm" svg:x="18.145cm" svg:y="7.40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8.032cm" svg:y="7.589cm">
            <draw:text-box>
              <text:p>11 SLO</text:p>
            </draw:text-box>
          </draw:frame>
        </draw:g>
        <draw:g xml:id="id26" draw:id="id26">
          <draw:custom-shape draw:style-name="gr3" draw:text-style-name="P1" draw:layer="layout" svg:width="2.54cm" svg:height="1.27cm" svg:x="18.145cm" svg:y="8.77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18.032cm" svg:y="8.959cm">
            <draw:text-box>
              <text:p>12 STA</text:p>
            </draw:text-box>
          </draw:frame>
        </draw:g>
        <draw:g xml:id="id59" draw:id="id59">
          <draw:custom-shape draw:style-name="gr3" draw:text-style-name="P1" draw:layer="layout" svg:width="2.54cm" svg:height="1.27cm" svg:x="3.159cm" svg:y="14.59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3.046cm" svg:y="14.775cm">
            <draw:text-box>
              <text:p>13 SPI</text:p>
            </draw:text-box>
          </draw:frame>
        </draw:g>
        <draw:g>
          <draw:custom-shape draw:style-name="gr3" draw:text-style-name="P1" draw:layer="layout" svg:width="2.54cm" svg:height="1.27cm" svg:x="10.638cm" svg:y="13.19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0.525cm" svg:y="13.378cm">
            <draw:text-box>
              <text:p>14 SPR</text:p>
            </draw:text-box>
          </draw:frame>
        </draw:g>
        <draw:g xml:id="id40" draw:id="id40">
          <draw:custom-shape draw:style-name="gr3" draw:text-style-name="P1" draw:layer="layout" svg:width="2.54cm" svg:height="1.27cm" svg:x="13.319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35cm" svg:height="0.962cm" svg:x="13.206cm" svg:y="11.981cm">
            <draw:text-box>
              <text:p>15 SLI</text:p>
            </draw:text-box>
          </draw:frame>
        </draw:g>
        <draw:g xml:id="id2" draw:id="id2">
          <draw:custom-shape draw:style-name="gr3" draw:text-style-name="P1" draw:layer="layout" svg:width="2.54cm" svg:height="1.27cm" svg:x="11.16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1.047cm" svg:y="3.091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10.638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25cm" svg:y="16.426cm">
            <draw:text-box>
              <text:p>19 SOL</text:p>
            </draw:text-box>
          </draw:frame>
        </draw:g>
        <draw:g xml:id="id49" draw:id="id49">
          <draw:custom-shape draw:style-name="gr3" draw:text-style-name="P1" draw:layer="layout" svg:width="2.54cm" svg:height="1.27cm" svg:x="5.812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3cm" svg:height="0.962cm" svg:x="5.699cm" svg:y="16.426cm">
            <draw:text-box>
              <text:p>29 EMG</text:p>
            </draw:text-box>
          </draw:frame>
        </draw:g>
        <draw:g xml:id="id50" draw:id="id50">
          <draw:custom-shape draw:style-name="gr3" draw:text-style-name="P1" draw:layer="layout" svg:width="2.54cm" svg:height="1.27cm" svg:x="5.812cm" svg:y="17.64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64cm" svg:height="0.962cm" svg:x="5.699cm" svg:y="17.823cm">
            <draw:text-box>
              <text:p>30 COM</text:p>
            </draw:text-box>
          </draw:frame>
        </draw:g>
        <draw:g>
          <draw:custom-shape draw:style-name="gr3" draw:text-style-name="P1" draw:layer="layout" svg:width="2.54cm" svg:height="1.27cm" svg:x="3.166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159cm" svg:y="3.091cm">
            <draw:text-box>
              <text:p>01 FAM</text:p>
            </draw:text-box>
          </draw:frame>
        </draw:g>
        <draw:g>
          <draw:custom-shape draw:style-name="gr3" draw:text-style-name="P1" draw:layer="layout" svg:width="2.54cm" svg:height="1.27cm" svg:x="3.147cm" svg:y="4.30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14cm" svg:y="4.488cm">
            <draw:text-box>
              <text:p>02 PRE</text:p>
            </draw:text-box>
          </draw:frame>
        </draw:g>
        <draw:g>
          <draw:custom-shape draw:style-name="gr3" draw:text-style-name="P1" draw:layer="layout" svg:width="2.54cm" svg:height="1.27cm" svg:x="3.147cm" svg:y="5.70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14cm" svg:y="5.885cm">
            <draw:text-box>
              <text:p>03 CTR</text:p>
            </draw:text-box>
          </draw:frame>
        </draw:g>
        <draw:g>
          <draw:custom-shape draw:style-name="gr3" draw:text-style-name="P1" draw:layer="layout" svg:width="2.54cm" svg:height="1.27cm" svg:x="5.833cm" svg:y="2.9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55cm" svg:height="0.962cm" svg:x="5.826cm" svg:y="3.091cm">
            <draw:text-box>
              <text:p>04 TAX</text:p>
            </draw:text-box>
          </draw:frame>
        </draw:g>
        <draw:custom-shape draw:style-name="gr1" draw:text-style-name="P1" draw:layer="layout" svg:width="7.366cm" svg:height="4.318cm" svg:x="1.127cm" svg:y="7.22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049cm" svg:height="1.09cm" svg:x="1.178cm" svg:y="7.289cm">
          <draw:text-box>
            <text:p>LP03</text:p>
          </draw:text-box>
        </draw:frame>
        <draw:custom-shape draw:style-name="gr3" draw:text-style-name="P1" xml:id="id8" draw:id="id8" draw:layer="layout" svg:width="2.54cm" svg:height="1.27cm" svg:x="3.159cm" svg:y="7.35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631cm" svg:height="0.962cm" svg:x="3.046cm" svg:y="7.536cm">
          <draw:text-box>
            <text:p>16 TOF</text:p>
          </draw:text-box>
        </draw:frame>
        <draw:custom-shape draw:style-name="gr3" draw:text-style-name="P1" xml:id="id10" draw:id="id10" draw:layer="layout" svg:width="2.54cm" svg:height="1.27cm" svg:x="3.159cm" svg:y="8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636cm" svg:height="0.962cm" svg:x="3.046cm" svg:y="8.933cm">
          <draw:text-box>
            <text:p>23 NAV</text:p>
          </draw:text-box>
        </draw:frame>
        <draw:custom-shape draw:style-name="gr3" draw:text-style-name="P1" draw:layer="layout" svg:width="2.54cm" svg:height="1.27cm" svg:x="5.826cm" svg:y="7.35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547cm" svg:height="0.962cm" svg:x="5.819cm" svg:y="7.536cm">
          <draw:text-box>
            <text:p>06 SLF</text:p>
          </draw:text-box>
        </draw:frame>
        <draw:custom-shape draw:style-name="gr3" draw:text-style-name="P1" draw:layer="layout" svg:width="2.54cm" svg:height="1.27cm" svg:x="5.826cm" svg:y="8.752cm">
          <text:p/>
          <draw:enhanced-geometry svg:viewBox="0 0 21600 21600" draw:type="rectangle" draw:enhanced-path="M 0 0 L 21600 0 21600 21600 0 21600 0 0 Z N"/>
        </draw:custom-shape>
        <draw:frame draw:style-name="gr4" xml:id="id12" draw:id="id12" draw:layer="layout" svg:width="2.614cm" svg:height="0.962cm" svg:x="5.826cm" svg:y="8.933cm">
          <draw:text-box>
            <text:p>07 CLB</text:p>
          </draw:text-box>
        </draw:frame>
        <draw:custom-shape draw:style-name="gr3" draw:text-style-name="P1" draw:layer="layout" svg:width="2.54cm" svg:height="1.27cm" svg:x="5.826cm" svg:y="10.149cm">
          <text:p/>
          <draw:enhanced-geometry svg:viewBox="0 0 21600 21600" draw:type="rectangle" draw:enhanced-path="M 0 0 L 21600 0 21600 21600 0 21600 0 0 Z N"/>
        </draw:custom-shape>
        <draw:frame draw:style-name="gr4" xml:id="id13" draw:id="id13" draw:layer="layout" svg:width="2.686cm" svg:height="0.962cm" svg:x="5.699cm" svg:y="10.33cm">
          <draw:text-box>
            <text:p>08 DES</text:p>
          </draw:text-box>
        </draw:frame>
        <draw:g xml:id="id57" draw:id="id57">
          <draw:custom-shape draw:style-name="gr1" draw:text-style-name="P1" draw:layer="layout" svg:width="7.366cm" svg:height="4.318cm" svg:x="8.62cm" svg:y="7.22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8.671cm" svg:y="7.289cm">
            <draw:text-box>
              <text:p>LP04</text:p>
            </draw:text-box>
          </draw:frame>
        </draw:g>
        <draw:g>
          <draw:custom-shape draw:style-name="gr3" draw:text-style-name="P1" draw:layer="layout" svg:width="2.54cm" svg:height="1.27cm" svg:x="13.319cm" svg:y="8.75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3.206cm" svg:y="8.933cm">
            <draw:text-box>
              <text:p>10 FRE</text:p>
            </draw:text-box>
          </draw:frame>
        </draw:g>
        <draw:g xml:id="id20" draw:id="id20">
          <draw:custom-shape draw:style-name="gr3" draw:text-style-name="P1" draw:layer="layout" svg:width="2.54cm" svg:height="1.27cm" svg:x="13.305cm" svg:y="10.14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92cm" svg:y="10.33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52cm" svg:y="7.35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0.539cm" svg:y="7.536cm">
            <draw:text-box>
              <text:p>16 TOF</text:p>
            </draw:text-box>
          </draw:frame>
        </draw:g>
        <draw:g xml:id="id15" draw:id="id15">
          <draw:custom-shape draw:style-name="gr3" draw:text-style-name="P1" draw:layer="layout" svg:width="2.54cm" svg:height="1.27cm" svg:x="10.652cm" svg:y="8.75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14cm" svg:height="0.962cm" svg:x="10.652cm" svg:y="8.933cm">
            <draw:text-box>
              <text:p>07 CLB</text:p>
            </draw:text-box>
          </draw:frame>
        </draw:g>
        <draw:g xml:id="id16" draw:id="id16">
          <draw:custom-shape draw:style-name="gr3" draw:text-style-name="P1" draw:layer="layout" svg:width="2.54cm" svg:height="1.27cm" svg:x="10.652cm" svg:y="10.14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0.525cm" svg:y="10.33cm">
            <draw:text-box>
              <text:p>08 DES</text:p>
            </draw:text-box>
          </draw:frame>
        </draw:g>
        <draw:g xml:id="id18" draw:id="id18">
          <draw:custom-shape draw:style-name="gr3" draw:text-style-name="P1" draw:layer="layout" svg:width="2.54cm" svg:height="1.27cm" svg:x="13.319cm" svg:y="7.35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47cm" svg:height="0.962cm" svg:x="13.312cm" svg:y="7.536cm">
            <draw:text-box>
              <text:p>06 SLF</text:p>
            </draw:text-box>
          </draw:frame>
        </draw:g>
        <draw:g xml:id="id34" draw:id="id34">
          <draw:custom-shape draw:style-name="gr3" draw:text-style-name="P1" draw:layer="layout" svg:width="2.54cm" svg:height="1.27cm" svg:x="5.812cm" svg:y="14.59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699cm" svg:y="14.775cm">
            <draw:text-box>
              <text:p>18 LDG</text:p>
            </draw:text-box>
          </draw:frame>
        </draw:g>
        <draw:g xml:id="id22" draw:id="id22">
          <draw:custom-shape draw:style-name="gr3" draw:text-style-name="P1" draw:layer="layout" svg:width="2.54cm" svg:height="1.27cm" svg:x="18.151cm" svg:y="10.17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8.024cm" svg:y="10.357cm">
            <draw:text-box>
              <text:p>23 NAV</text:p>
            </draw:text-box>
          </draw:frame>
        </draw:g>
        <draw:g xml:id="id30" draw:id="id30">
          <draw:custom-shape draw:style-name="gr3" draw:text-style-name="P1" draw:layer="layout" svg:width="2.54cm" svg:height="1.27cm" svg:x="3.159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3.046cm" svg:y="11.981cm">
            <draw:text-box>
              <text:p>11 SLO</text:p>
            </draw:text-box>
          </draw:frame>
        </draw:g>
        <draw:g xml:id="id32" draw:id="id32">
          <draw:custom-shape draw:style-name="gr3" draw:text-style-name="P1" draw:layer="layout" svg:width="2.54cm" svg:height="1.27cm" svg:x="3.159cm" svg:y="13.19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3.046cm" svg:y="13.378cm">
            <draw:text-box>
              <text:p>12 STA</text:p>
            </draw:text-box>
          </draw:frame>
        </draw:g>
        <draw:g xml:id="id28" draw:id="id28">
          <draw:custom-shape draw:style-name="gr3" draw:text-style-name="P1" draw:layer="layout" svg:width="2.54cm" svg:height="1.27cm" svg:x="20.804cm" svg:y="10.17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20.691cm" svg:y="10.357cm">
            <draw:text-box>
              <text:p>18 LDG</text:p>
            </draw:text-box>
          </draw:frame>
        </draw:g>
        <draw:g xml:id="id36" draw:id="id36">
          <draw:custom-shape draw:style-name="gr3" draw:text-style-name="P1" draw:layer="layout" svg:width="2.54cm" svg:height="1.27cm" svg:x="10.652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39cm" svg:y="11.981cm">
            <draw:text-box>
              <text:p>11 SLO</text:p>
            </draw:text-box>
          </draw:frame>
        </draw:g>
        <draw:g xml:id="id38" draw:id="id38">
          <draw:custom-shape draw:style-name="gr3" draw:text-style-name="P1" draw:layer="layout" svg:width="2.54cm" svg:height="1.27cm" svg:x="10.652cm" svg:y="1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10.652cm" svg:y="14.775cm">
            <draw:text-box>
              <text:p>09 TNS</text:p>
            </draw:text-box>
          </draw:frame>
        </draw:g>
        <draw:g>
          <draw:custom-shape draw:style-name="gr1" draw:text-style-name="P1" draw:layer="layout" svg:width="7.366cm" svg:height="4.318cm" svg:x="16.113cm" svg:y="11.67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6.164cm" svg:y="11.734cm">
            <draw:text-box>
              <text:p>LP08</text:p>
            </draw:text-box>
          </draw:frame>
        </draw:g>
        <draw:g>
          <draw:custom-shape draw:style-name="gr3" draw:text-style-name="P1" draw:layer="layout" svg:width="2.54cm" svg:height="1.27cm" svg:x="20.812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20.699cm" svg:y="11.981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20.798cm" svg:y="13.19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20.685cm" svg:y="13.378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20.798cm" svg:y="14.59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20.685cm" svg:y="14.775cm">
            <draw:text-box>
              <text:p>18 LDG</text:p>
            </draw:text-box>
          </draw:frame>
        </draw:g>
        <draw:g xml:id="id42" draw:id="id42">
          <draw:custom-shape draw:style-name="gr3" draw:text-style-name="P1" draw:layer="layout" svg:width="2.54cm" svg:height="1.27cm" svg:x="18.145cm" svg:y="11.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35cm" svg:height="0.962cm" svg:x="18.032cm" svg:y="11.981cm">
            <draw:text-box>
              <text:p>15 SLI</text:p>
            </draw:text-box>
          </draw:frame>
        </draw:g>
        <draw:g>
          <draw:custom-shape draw:style-name="gr1" draw:text-style-name="P1" draw:layer="layout" svg:width="7.366cm" svg:height="4.318cm" svg:x="16.113cm" svg:y="16.118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2.049cm" svg:height="2.384cm" svg:x="16.164cm" svg:y="16.179cm">
            <draw:text-box>
              <text:p>LP11</text:p>
              <text:p>SOL</text:p>
            </draw:text-box>
          </draw:frame>
        </draw:g>
        <draw:g>
          <draw:custom-shape draw:style-name="gr3" draw:text-style-name="P1" draw:layer="layout" svg:width="2.54cm" svg:height="1.27cm" svg:x="3.145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3.032cm" svg:y="16.426cm">
            <draw:text-box>
              <text:p>16 TOF</text:p>
            </draw:text-box>
          </draw:frame>
        </draw:g>
        <draw:g xml:id="id46" draw:id="id46">
          <draw:custom-shape draw:style-name="gr3" draw:text-style-name="P1" draw:layer="layout" svg:width="2.54cm" svg:height="1.27cm" svg:x="3.159cm" svg:y="17.64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3.046cm" svg:y="17.823cm">
            <draw:text-box>
              <text:p>17 CIR</text:p>
            </draw:text-box>
          </draw:frame>
        </draw:g>
        <draw:g xml:id="id47" draw:id="id47">
          <draw:custom-shape draw:style-name="gr3" draw:text-style-name="P1" draw:layer="layout" svg:width="2.54cm" svg:height="1.27cm" svg:x="3.145cm" svg:y="19.03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032cm" svg:y="19.22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8.131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8.018cm" svg:y="16.426cm">
            <draw:text-box>
              <text:p>19 SOL</text:p>
            </draw:text-box>
          </draw:frame>
        </draw:g>
        <draw:g xml:id="id52" draw:id="id52">
          <draw:custom-shape draw:style-name="gr3" draw:text-style-name="P1" draw:layer="layout" svg:width="2.54cm" svg:height="1.27cm" svg:x="13.3cm" svg:y="16.2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187cm" svg:y="16.426cm">
            <draw:text-box>
              <text:p>16 TOF</text:p>
            </draw:text-box>
          </draw:frame>
        </draw:g>
        <draw:g xml:id="id53" draw:id="id53">
          <draw:custom-shape draw:style-name="gr3" draw:text-style-name="P1" draw:layer="layout" svg:width="2.54cm" svg:height="1.27cm" svg:x="13.286cm" svg:y="17.64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3.173cm" svg:y="17.823cm">
            <draw:text-box>
              <text:p>17 CIR</text:p>
            </draw:text-box>
          </draw:frame>
        </draw:g>
        <draw:g xml:id="id54" draw:id="id54">
          <draw:custom-shape draw:style-name="gr3" draw:text-style-name="P1" draw:layer="layout" svg:width="2.54cm" svg:height="1.27cm" svg:x="13.286cm" svg:y="19.03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73cm" svg:y="19.22cm">
            <draw:text-box>
              <text:p>18 LDG</text:p>
            </draw:text-box>
          </draw:frame>
        </draw:g>
        <draw:frame draw:style-name="gr4" draw:text-style-name="P2" draw:layer="layout" svg:width="13.52cm" svg:height="0.962cm" svg:x="7.407cm" svg:y="1.308cm">
          <draw:text-box>
            <text:p><text:span text:style-name="T1">Competency Training Leading to the First Solo</text:span></text:p>
          </draw:text-box>
        </draw:frame>
        <draw:frame draw:style-name="gr4" draw:text-style-name="P3" xml:id="id1" draw:id="id1" draw:layer="layout" svg:width="3.161cm" svg:height="0.742cm" svg:x="11.809cm" svg:y="4.576cm">
          <draw:text-box>
            <text:p><text:span text:style-name="T2">basic and turning</text:span></text:p>
          </draw:text-box>
        </draw:frame>
        <draw:connector draw:style-name="gr7" draw:text-style-name="P4" draw:layer="layout" draw:type="line" svg:x1="11.809cm" svg:y1="4.947cm" svg:x2="11.047cm" svg:y2="3.545cm" draw:start-shape="id1" draw:start-glue-point="3" draw:end-shape="id2" draw:end-glue-point="3" svg:d="M11809 4947l-762-1402" svg:viewBox="0 0 763 1403">
          <text:p/>
        </draw:connector>
        <draw:connector draw:style-name="gr7" draw:text-style-name="P4" draw:layer="layout" draw:type="line" svg:x1="11.809cm" svg:y1="4.947cm" svg:x2="11.052cm" svg:y2="4.942cm" draw:start-shape="id1" draw:start-glue-point="3" draw:end-shape="id3" draw:end-glue-point="1" svg:d="M11809 4947l-757-5" svg:viewBox="0 0 758 6">
          <text:p/>
        </draw:connector>
        <draw:frame draw:style-name="gr8" draw:text-style-name="P3" xml:id="id4" draw:id="id4" draw:layer="layout" svg:width="3.393cm" svg:height="0.742cm" svg:x="14.589cm" svg:y="3.179cm">
          <draw:text-box>
            <text:p><text:span text:style-name="T2">leaving and joining</text:span></text:p>
          </draw:text-box>
        </draw:frame>
        <draw:connector draw:style-name="gr7" draw:text-style-name="P5" draw:layer="layout" draw:type="line" svg:x1="14.589cm" svg:y1="3.55cm" svg:x2="13.7cm" svg:y2="3.545cm" draw:start-shape="id4" draw:start-glue-point="3" draw:end-shape="id2" draw:end-glue-point="1" svg:d="M14589 3550l-889-5" svg:viewBox="0 0 890 6">
          <text:p/>
        </draw:connector>
        <draw:frame draw:style-name="gr9" draw:text-style-name="P3" xml:id="id5" draw:id="id5" draw:layer="layout" svg:width="3.47cm" svg:height="0.742cm" svg:x="11.795cm" svg:y="5.953cm">
          <draw:text-box>
            <text:p><text:span text:style-name="T2">gentle and medium</text:span></text:p>
          </draw:text-box>
        </draw:frame>
        <draw:connector draw:style-name="gr7" draw:text-style-name="P5" draw:layer="layout" draw:type="line" svg:x1="11.795cm" svg:y1="6.324cm" svg:x2="11.133cm" svg:y2="6.339cm" draw:start-shape="id5" draw:start-glue-point="3" draw:end-shape="id6" svg:d="M11795 6324l-662 15" svg:viewBox="0 0 663 16">
          <text:p/>
        </draw:connector>
        <draw:frame draw:style-name="gr4" draw:text-style-name="P3" xml:id="id7" draw:id="id7" draw:layer="layout" svg:width="1.565cm" svg:height="0.742cm" svg:x="1.254cm" svg:y="9.001cm">
          <draw:text-box>
            <text:p><text:span text:style-name="T2">normal</text:span></text:p>
          </draw:text-box>
        </draw:frame>
        <draw:frame draw:style-name="gr4" draw:text-style-name="P3" xml:id="id9" draw:id="id9" draw:layer="layout" svg:width="2.966cm" svg:height="1.233cm" svg:x="1.254cm" svg:y="10.271cm">
          <draw:text-box>
            <text:p><text:span text:style-name="T2">heading, timing,</text:span></text:p>
            <text:p><text:span text:style-name="T2">map reading</text:span></text:p>
          </draw:text-box>
        </draw:frame>
        <draw:connector draw:style-name="gr7" draw:text-style-name="P5" draw:layer="layout" draw:type="line" svg:x1="2.036cm" svg:y1="9.001cm" svg:x2="3.159cm" svg:y2="7.99cm" draw:start-shape="id7" draw:start-glue-point="0" draw:end-shape="id8" svg:d="M2036 9001l1123-1011" svg:viewBox="0 0 1124 1012">
          <text:p/>
        </draw:connector>
        <draw:connector draw:style-name="gr7" draw:text-style-name="P5" draw:layer="layout" draw:type="line" svg:x1="4.22cm" svg:y1="10.887cm" svg:x2="4.429cm" svg:y2="10.022cm" draw:start-shape="id9" draw:start-glue-point="1" draw:end-shape="id10" draw:end-glue-point="2" svg:d="M4220 10887l209-865" svg:viewBox="0 0 210 866">
          <text:p/>
        </draw:connector>
        <draw:frame draw:style-name="gr10" draw:text-style-name="P3" xml:id="id11" draw:id="id11" draw:layer="layout" svg:width="2.111cm" svg:height="1.724cm" svg:x="8.747cm" svg:y="8.149cm">
          <draw:text-box>
            <text:p><text:span text:style-name="T2">various</text:span></text:p>
            <text:p><text:span text:style-name="T2">airspeeds,</text:span></text:p>
            <text:p><text:span text:style-name="T2">turns</text:span></text:p>
          </draw:text-box>
        </draw:frame>
        <draw:connector draw:style-name="gr7" draw:text-style-name="P5" draw:layer="layout" draw:type="line" svg:x1="8.747cm" svg:y1="9.011cm" svg:x2="8.44cm" svg:y2="9.414cm" draw:start-shape="id11" draw:start-glue-point="3" draw:end-shape="id12" draw:end-glue-point="1" svg:d="M8747 9011l-307 403" svg:viewBox="0 0 308 404">
          <text:p/>
        </draw:connector>
        <draw:connector draw:style-name="gr7" draw:text-style-name="P5" draw:layer="layout" draw:type="line" svg:x1="8.747cm" svg:y1="9.011cm" svg:x2="8.385cm" svg:y2="10.811cm" draw:start-shape="id11" draw:start-glue-point="3" draw:end-shape="id13" draw:end-glue-point="1" svg:d="M8747 9011l-362 1800" svg:viewBox="0 0 363 1801">
          <text:p/>
        </draw:connector>
        <draw:frame draw:style-name="gr4" draw:text-style-name="P3" xml:id="id14" draw:id="id14" draw:layer="layout" svg:width="1.493cm" svg:height="0.742cm" svg:x="8.778cm" svg:y="9.783cm">
          <draw:text-box>
            <text:p><text:span text:style-name="T2">Vx, Vy</text:span></text:p>
          </draw:text-box>
        </draw:frame>
        <draw:connector draw:style-name="gr7" draw:text-style-name="P5" draw:layer="layout" draw:type="line" svg:x1="10.271cm" svg:y1="10.154cm" svg:x2="10.652cm" svg:y2="9.387cm" draw:start-shape="id14" draw:start-glue-point="1" draw:end-shape="id15" draw:end-glue-point="3" svg:d="M10271 10154l381-767" svg:viewBox="0 0 382 768">
          <text:p/>
        </draw:connector>
        <draw:connector draw:style-name="gr7" draw:text-style-name="P5" draw:layer="layout" draw:type="line" svg:x1="10.271cm" svg:y1="10.154cm" svg:x2="10.525cm" svg:y2="10.784cm" draw:start-shape="id14" draw:start-glue-point="1" draw:end-shape="id16" draw:end-glue-point="3" svg:d="M10271 10154l254 630" svg:viewBox="0 0 255 631">
          <text:p/>
        </draw:connector>
        <draw:frame draw:style-name="gr4" draw:text-style-name="P3" xml:id="id17" draw:id="id17" draw:layer="layout" svg:width="2.873cm" svg:height="0.742cm" svg:x="16.669cm" svg:y="5.953cm">
          <draw:text-box>
            <text:p><text:span text:style-name="T2">speed changes</text:span></text:p>
          </draw:text-box>
        </draw:frame>
        <draw:connector draw:style-name="gr7" draw:text-style-name="P5" draw:layer="layout" draw:type="line" svg:x1="16.669cm" svg:y1="6.324cm" svg:x2="15.859cm" svg:y2="7.99cm" draw:start-shape="id17" draw:start-glue-point="3" draw:end-shape="id18" draw:end-glue-point="1" svg:d="M16669 6324l-810 1666" svg:viewBox="0 0 811 1667">
          <text:p/>
        </draw:connector>
        <draw:frame draw:style-name="gr4" draw:text-style-name="P3" xml:id="id19" draw:id="id19" draw:layer="layout" svg:width="1.565cm" svg:height="0.742cm" svg:x="16.199cm" svg:y="8.239cm">
          <draw:text-box>
            <text:p><text:span text:style-name="T2">normal</text:span></text:p>
          </draw:text-box>
        </draw:frame>
        <draw:connector draw:style-name="gr7" draw:text-style-name="P5" draw:layer="layout" draw:type="line" svg:x1="16.199cm" svg:y1="8.61cm" svg:x2="15.878cm" svg:y2="10.784cm" draw:start-shape="id19" draw:start-glue-point="3" draw:end-shape="id20" draw:end-glue-point="1" svg:d="M16199 8610l-321 2174" svg:viewBox="0 0 322 2175">
          <text:p/>
        </draw:connector>
        <draw:frame draw:style-name="gr11" draw:text-style-name="P3" xml:id="id21" draw:id="id21" draw:layer="layout" svg:width="2.013cm" svg:height="1.487cm" svg:x="16.24cm" svg:y="8.911cm">
          <draw:text-box>
            <text:p><text:span text:style-name="T2">maps,</text:span></text:p>
            <text:p><text:span text:style-name="T2">radio aids</text:span></text:p>
          </draw:text-box>
        </draw:frame>
        <draw:connector draw:style-name="gr7" draw:text-style-name="P5" draw:layer="layout" draw:type="line" svg:x1="17.246cm" svg:y1="10.398cm" svg:x2="18.024cm" svg:y2="10.811cm" draw:start-shape="id21" draw:start-glue-point="2" draw:end-shape="id22" draw:end-glue-point="3" svg:d="M17246 10398l778 413" svg:viewBox="0 0 779 414">
          <text:p/>
        </draw:connector>
        <draw:frame draw:style-name="gr12" draw:text-style-name="P3" xml:id="id23" draw:id="id23" draw:layer="layout" svg:width="3.436cm" svg:height="0.742cm" svg:x="20.177cm" svg:y="5.953cm">
          <draw:text-box>
            <text:p><text:span text:style-name="T2">upper speed range</text:span></text:p>
          </draw:text-box>
        </draw:frame>
        <draw:connector draw:style-name="gr7" draw:text-style-name="P5" draw:layer="layout" draw:type="line" svg:x1="21.895cm" svg:y1="6.695cm" svg:x2="20.685cm" svg:y2="8.043cm" draw:start-shape="id23" draw:start-glue-point="2" draw:end-shape="id24" draw:end-glue-point="1" svg:d="M21895 6695l-1210 1348" svg:viewBox="0 0 1211 1349">
          <text:p/>
        </draw:connector>
        <draw:frame draw:style-name="gr4" draw:text-style-name="P3" xml:id="id25" draw:id="id25" draw:layer="layout" svg:width="2.847cm" svg:height="0.742cm" svg:x="20.812cm" svg:y="7.751cm">
          <draw:text-box>
            <text:p><text:span text:style-name="T2">basic power-off</text:span></text:p>
          </draw:text-box>
        </draw:frame>
        <draw:frame draw:style-name="gr4" draw:text-style-name="P3" xml:id="id27" draw:id="id27" draw:layer="layout" svg:width="1.565cm" svg:height="0.742cm" svg:x="22.041cm" svg:y="8.62cm">
          <draw:text-box>
            <text:p><text:span text:style-name="T2">normal</text:span></text:p>
          </draw:text-box>
        </draw:frame>
        <draw:connector draw:style-name="gr7" draw:text-style-name="P5" draw:layer="layout" draw:type="line" svg:x1="22.235cm" svg:y1="8.493cm" svg:x2="20.685cm" svg:y2="9.413cm" draw:start-shape="id25" draw:start-glue-point="2" draw:end-shape="id26" draw:end-glue-point="1" svg:d="M22235 8493l-1550 920" svg:viewBox="0 0 1551 921">
          <text:p/>
        </draw:connector>
        <draw:connector draw:style-name="gr7" draw:text-style-name="P5" draw:layer="layout" draw:type="line" svg:x1="22.823cm" svg:y1="9.362cm" svg:x2="22.034cm" svg:y2="10.176cm" draw:start-shape="id27" draw:start-glue-point="2" draw:end-shape="id28" draw:end-glue-point="0" svg:d="M22823 9362l-789 814" svg:viewBox="0 0 790 815">
          <text:p/>
        </draw:connector>
        <draw:frame draw:style-name="gr4" draw:text-style-name="P3" xml:id="id29" draw:id="id29" draw:layer="layout" svg:width="2.542cm" svg:height="3.197cm" svg:x="6.205cm" svg:y="11.519cm">
          <draw:text-box>
            <text:p><text:span text:style-name="T2">lower (full)</text:span></text:p>
            <text:p><text:span text:style-name="T2">speed range,</text:span></text:p>
            <text:p><text:span text:style-name="T2">climbing,</text:span></text:p>
            <text:p><text:span text:style-name="T2">descending,</text:span></text:p>
            <text:p><text:span text:style-name="T2">turning,</text:span></text:p>
            <text:p><text:span text:style-name="T2">major vars</text:span></text:p>
          </draw:text-box>
        </draw:frame>
        <draw:connector draw:style-name="gr7" draw:text-style-name="P5" draw:layer="layout" draw:type="line" svg:x1="6.205cm" svg:y1="13.117cm" svg:x2="5.699cm" svg:y2="12.435cm" draw:start-shape="id29" draw:start-glue-point="3" draw:end-shape="id30" draw:end-glue-point="1" svg:d="M6205 13117l-506-682" svg:viewBox="0 0 507 683">
          <text:p/>
        </draw:connector>
        <draw:frame draw:style-name="gr4" draw:text-style-name="P3" xml:id="id31" draw:id="id31" draw:layer="layout" svg:width="1.946cm" svg:height="0.742cm" svg:x="1.127cm" svg:y="12.684cm">
          <draw:text-box>
            <text:p><text:span text:style-name="T2">power-on</text:span></text:p>
          </draw:text-box>
        </draw:frame>
        <draw:connector draw:style-name="gr7" draw:text-style-name="P5" draw:layer="layout" draw:type="line" svg:x1="2.1cm" svg:y1="13.426cm" svg:x2="3.046cm" svg:y2="13.832cm" draw:start-shape="id31" draw:start-glue-point="2" draw:end-shape="id32" draw:end-glue-point="3" svg:d="M2100 13426l946 406" svg:viewBox="0 0 947 407">
          <text:p/>
        </draw:connector>
        <draw:frame draw:style-name="gr4" draw:text-style-name="P3" xml:id="id33" draw:id="id33" draw:layer="layout" svg:width="1.565cm" svg:height="0.742cm" svg:x="8.96cm" svg:y="15.351cm">
          <draw:text-box>
            <text:p><text:span text:style-name="T2">normal</text:span></text:p>
          </draw:text-box>
        </draw:frame>
        <draw:connector draw:style-name="gr7" draw:text-style-name="P5" draw:layer="layout" draw:type="line" svg:x1="8.96cm" svg:y1="15.722cm" svg:x2="8.385cm" svg:y2="15.229cm" draw:start-shape="id33" draw:start-glue-point="3" draw:end-shape="id34" draw:end-glue-point="1" svg:d="M8960 15722l-575-493" svg:viewBox="0 0 576 494">
          <text:p/>
        </draw:connector>
        <draw:frame draw:style-name="gr8" draw:text-style-name="P3" xml:id="id35" draw:id="id35" draw:layer="layout" svg:width="2.123cm" svg:height="1.233cm" svg:x="8.493cm" svg:y="12.557cm">
          <draw:text-box>
            <text:p><text:span text:style-name="T2">turns,</text:span></text:p>
            <text:p><text:span text:style-name="T2">minor vars</text:span></text:p>
          </draw:text-box>
        </draw:frame>
        <draw:frame draw:style-name="gr4" draw:text-style-name="P3" xml:id="id37" draw:id="id37" draw:layer="layout" svg:width="2.267cm" svg:height="1.233cm" svg:x="8.493cm" svg:y="13.737cm">
          <draw:text-box>
            <text:p><text:span text:style-name="T2">headings,</text:span></text:p>
            <text:p><text:span text:style-name="T2">anticipation</text:span></text:p>
          </draw:text-box>
        </draw:frame>
        <draw:connector draw:style-name="gr7" draw:text-style-name="P5" draw:layer="layout" draw:type="line" svg:x1="9.554cm" svg:y1="12.557cm" svg:x2="10.539cm" svg:y2="12.435cm" draw:start-shape="id35" draw:start-glue-point="0" draw:end-shape="id36" draw:end-glue-point="3" svg:d="M9554 12557l985-122" svg:viewBox="0 0 986 123">
          <text:p/>
        </draw:connector>
        <draw:connector draw:style-name="gr7" draw:text-style-name="P5" draw:layer="layout" draw:type="line" svg:x1="9.626cm" svg:y1="14.97cm" svg:x2="10.652cm" svg:y2="15.229cm" draw:start-shape="id37" draw:start-glue-point="2" draw:end-shape="id38" draw:end-glue-point="3" svg:d="M9626 14970l1026 259" svg:viewBox="0 0 1027 260">
          <text:p/>
        </draw:connector>
        <draw:frame draw:style-name="gr4" draw:text-style-name="P3" xml:id="id39" draw:id="id39" draw:layer="layout" svg:width="1.141cm" svg:height="0.742cm" svg:x="13.954cm" svg:y="13.72cm">
          <draw:text-box>
            <text:p><text:span text:style-name="T2">side</text:span></text:p>
          </draw:text-box>
        </draw:frame>
        <draw:frame draw:style-name="gr4" draw:text-style-name="P3" xml:id="id41" draw:id="id41" draw:layer="layout" svg:width="1.662cm" svg:height="0.742cm" svg:x="18.526cm" svg:y="13.72cm">
          <draw:text-box>
            <text:p><text:span text:style-name="T2">forward</text:span></text:p>
          </draw:text-box>
        </draw:frame>
        <draw:g xml:id="id44" draw:id="id44">
          <draw:custom-shape draw:style-name="gr3" draw:text-style-name="P1" draw:layer="layout" svg:width="2.54cm" svg:height="1.27cm" svg:x="18.172cm" svg:y="14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18.172cm" svg:y="14.77cm">
            <draw:text-box>
              <text:p>09 TNS</text:p>
            </draw:text-box>
          </draw:frame>
        </draw:g>
        <draw:connector draw:style-name="gr7" draw:text-style-name="P5" draw:layer="layout" draw:type="line" svg:x1="14.524cm" svg:y1="13.72cm" svg:x2="14.532cm" svg:y2="13.07cm" draw:start-shape="id39" draw:start-glue-point="0" draw:end-shape="id40" draw:end-glue-point="2" svg:d="M14524 13720l8-650" svg:viewBox="0 0 9 651">
          <text:p/>
        </draw:connector>
        <draw:connector draw:style-name="gr7" draw:text-style-name="P5" draw:layer="layout" draw:type="line" svg:x1="19.357cm" svg:y1="13.72cm" svg:x2="19.358cm" svg:y2="13.07cm" draw:start-shape="id41" draw:start-glue-point="0" draw:end-shape="id42" draw:end-glue-point="2" svg:d="M19357 13720l1-650" svg:viewBox="0 0 2 651">
          <text:p/>
        </draw:connector>
        <draw:frame draw:style-name="gr4" draw:text-style-name="P3" xml:id="id43" draw:id="id43" draw:layer="layout" svg:width="1.357cm" svg:height="0.742cm" svg:x="16.24cm" svg:y="13.72cm">
          <draw:text-box>
            <text:p><text:span text:style-name="T2">steep</text:span></text:p>
          </draw:text-box>
        </draw:frame>
        <draw:connector draw:style-name="gr7" draw:text-style-name="P5" draw:layer="layout" draw:type="line" svg:x1="16.918cm" svg:y1="14.462cm" svg:x2="18.172cm" svg:y2="15.224cm" draw:start-shape="id43" draw:start-glue-point="2" draw:end-shape="id44" draw:end-glue-point="3" svg:d="M16918 14462l1254 762" svg:viewBox="0 0 1255 763">
          <text:p/>
        </draw:connector>
        <draw:frame draw:style-name="gr4" draw:text-style-name="P3" draw:layer="layout" svg:width="6.264cm" svg:height="1.233cm" svg:x="5.929cm" svg:y="19.071cm">
          <draw:text-box>
            <text:p><text:span text:style-name="T2">include simulated forced landing and</text:span></text:p>
            <text:p><text:span text:style-name="T2">NORDO within circuit before first solo</text:span></text:p>
          </draw:text-box>
        </draw:frame>
        <draw:frame draw:style-name="gr4" draw:text-style-name="P3" xml:id="id45" draw:id="id45" draw:layer="layout" svg:width="2.191cm" svg:height="2.706cm" svg:x="1.002cm" svg:y="17.073cm">
          <draw:text-box>
            <text:p><text:span text:style-name="T2">MAP,</text:span></text:p>
            <text:p><text:span text:style-name="T2">LAP,</text:span></text:p>
            <text:p><text:span text:style-name="T2">balked,</text:span></text:p>
            <text:p><text:span text:style-name="T2">go-around,</text:span></text:p>
            <text:p><text:span text:style-name="T2">RWY CHG</text:span></text:p>
          </draw:text-box>
        </draw:frame>
        <draw:connector draw:style-name="gr7" draw:text-style-name="P5" draw:layer="layout" draw:type="line" svg:x1="3.193cm" svg:y1="18.426cm" svg:x2="4.372cm" svg:y2="17.642cm" draw:start-shape="id45" draw:start-glue-point="1" draw:end-shape="id46" draw:end-glue-point="0" svg:d="M3193 18426l1179-784" svg:viewBox="0 0 1180 785">
          <text:p/>
        </draw:connector>
        <draw:connector draw:style-name="gr7" draw:text-style-name="P5" draw:layer="layout" draw:type="line" svg:x1="3.193cm" svg:y1="18.426cm" svg:x2="4.375cm" svg:y2="19.039cm" draw:start-shape="id45" draw:start-glue-point="1" draw:end-shape="id47" draw:end-glue-point="0" svg:d="M3193 18426l1182 613" svg:viewBox="0 0 1183 614">
          <text:p/>
        </draw:connector>
        <draw:frame draw:style-name="gr4" draw:text-style-name="P3" xml:id="id48" draw:id="id48" draw:layer="layout" svg:width="1.891cm" svg:height="1.233cm" svg:x="9.509cm" svg:y="17.891cm">
          <draw:text-box>
            <text:p><text:span text:style-name="T2">NORDO,</text:span></text:p>
            <text:p><text:span text:style-name="T2">SFL</text:span></text:p>
          </draw:text-box>
        </draw:frame>
        <draw:connector draw:style-name="gr7" draw:text-style-name="P5" draw:layer="layout" draw:type="line" svg:x1="9.509cm" svg:y1="18.507cm" svg:x2="8.529cm" svg:y2="16.88cm" draw:start-shape="id48" draw:start-glue-point="3" draw:end-shape="id49" svg:d="M9509 18507l-980-1627" svg:viewBox="0 0 981 1628">
          <text:p/>
        </draw:connector>
        <draw:connector draw:style-name="gr7" draw:text-style-name="P5" draw:layer="layout" draw:type="line" svg:x1="9.509cm" svg:y1="18.507cm" svg:x2="8.563cm" svg:y2="18.277cm" draw:start-shape="id48" draw:start-glue-point="3" draw:end-shape="id50" draw:end-glue-point="1" svg:d="M9509 18507l-946-230" svg:viewBox="0 0 947 231">
          <text:p/>
        </draw:connector>
        <draw:frame draw:style-name="gr4" draw:text-style-name="P3" xml:id="id51" draw:id="id51" draw:layer="layout" svg:width="5.633cm" svg:height="1.724cm" svg:x="16.83cm" svg:y="17.891cm">
          <draw:text-box>
            <text:p><text:span text:style-name="T2">supervise NORDO, SFL, lookout,</text:span></text:p>
            <text:p><text:span text:style-name="T2">spacing, wake-turbulence,</text:span></text:p>
            <text:p><text:span text:style-name="T2">overshooting, decision making</text:span></text:p>
          </draw:text-box>
        </draw:frame>
        <draw:connector draw:style-name="gr7" draw:text-style-name="P5" draw:layer="layout" draw:type="line" svg:x1="16.83cm" svg:y1="18.753cm" svg:x2="15.84cm" svg:y2="16.88cm" draw:start-shape="id51" draw:start-glue-point="3" draw:end-shape="id52" draw:end-glue-point="1" svg:d="M16830 18753l-990-1873" svg:viewBox="0 0 991 1874">
          <text:p/>
        </draw:connector>
        <draw:connector draw:style-name="gr7" draw:text-style-name="P5" draw:layer="layout" draw:type="line" svg:x1="16.83cm" svg:y1="18.753cm" svg:x2="15.826cm" svg:y2="18.277cm" draw:start-shape="id51" draw:start-glue-point="3" draw:end-shape="id53" draw:end-glue-point="1" svg:d="M16830 18753l-1004-476" svg:viewBox="0 0 1005 477">
          <text:p/>
        </draw:connector>
        <draw:connector draw:style-name="gr7" draw:text-style-name="P5" draw:layer="layout" draw:type="line" svg:x1="16.83cm" svg:y1="18.753cm" svg:x2="15.859cm" svg:y2="19.674cm" draw:start-shape="id51" draw:start-glue-point="3" draw:end-shape="id54" draw:end-glue-point="1" svg:d="M16830 18753l-971 921" svg:viewBox="0 0 972 922">
          <text:p/>
        </draw:connector>
        <draw:frame draw:style-name="gr4" draw:text-style-name="P3" xml:id="id55" draw:id="id55" draw:layer="layout" svg:width="2.885cm" svg:height="0.742cm" svg:x="16.875cm" svg:y="19.562cm">
          <draw:text-box>
            <text:p><text:span text:style-name="T2">X-wind sign out</text:span></text:p>
          </draw:text-box>
        </draw:frame>
        <draw:connector draw:style-name="gr7" draw:text-style-name="P5" draw:layer="layout" draw:type="line" svg:x1="16.875cm" svg:y1="19.933cm" svg:x2="15.859cm" svg:y2="19.674cm" draw:start-shape="id55" draw:start-glue-point="3" draw:end-shape="id54" draw:end-glue-point="1" svg:d="M16875 19933l-1016-259" svg:viewBox="0 0 1017 260">
          <text:p/>
        </draw:connector>
        <draw:frame draw:style-name="gr4" draw:text-style-name="P3" xml:id="id56" draw:id="id56" draw:layer="layout" svg:width="7.699cm" svg:height="1.233cm" svg:x="16.741cm" svg:y="4.339cm">
          <draw:text-box>
            <text:p><text:span text:style-name="T2">student proficiency: pre-flight, engine startup &amp;</text:span></text:p>
            <text:p><text:span text:style-name="T2">shutdown, radio comm, taxi, parking, run-up</text:span></text:p>
          </draw:text-box>
        </draw:frame>
        <draw:connector draw:style-name="gr7" draw:text-style-name="P5" draw:layer="layout" draw:type="line" svg:x1="16.741cm" svg:y1="4.955cm" svg:x2="12.303cm" svg:y2="7.228cm" draw:start-shape="id56" draw:start-glue-point="3" draw:end-shape="id57" draw:end-glue-point="0" svg:d="M16741 4955l-4438 2273" svg:viewBox="0 0 4439 2274">
          <text:p/>
        </draw:connector>
        <draw:frame draw:style-name="gr4" draw:text-style-name="P3" xml:id="id58" draw:id="id58" draw:layer="layout" svg:width="1.78cm" svg:height="0.742cm" svg:x="1.125cm" svg:y="13.954cm">
          <draw:text-box>
            <text:p><text:span text:style-name="T2">incipient</text:span></text:p>
          </draw:text-box>
        </draw:frame>
        <draw:connector draw:style-name="gr7" draw:text-style-name="P1" draw:layer="layout" draw:type="line" svg:x1="2.015cm" svg:y1="14.696cm" svg:x2="3.046cm" svg:y2="15.229cm" draw:start-shape="id58" draw:start-glue-point="2" draw:end-shape="id59" draw:end-glue-point="3" svg:d="M2015 14696l1031 533" svg:viewBox="0 0 1032 534">
          <text:p/>
        </draw:connector>
        <draw:frame draw:style-name="gr4" draw:text-style-name="P3" draw:layer="layout" svg:width="2.695cm" svg:height="1.233cm" svg:x="13.192cm" svg:y="14.355cm">
          <draw:text-box>
            <text:p><text:span text:style-name="T2">elementary</text:span></text:p>
            <text:p><text:span text:style-name="T2">forced landing</text:span></text:p>
          </draw:text-box>
        </draw:frame>
      </draw:page>
      <draw:page draw:name="page2" draw:style-name="dp1" draw:master-page-name="Default">
        <draw:g>
          <draw:custom-shape draw:style-name="gr1" draw:text-style-name="P1" draw:layer="layout" svg:width="7.366cm" svg:height="4.318cm" svg:x="1.154cm" svg:y="2.79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2.855cm">
            <draw:text-box>
              <text:p>LP12</text:p>
            </draw:text-box>
          </draw:frame>
        </draw:g>
        <draw:g>
          <draw:custom-shape draw:style-name="gr3" draw:text-style-name="P1" draw:layer="layout" svg:width="2.54cm" svg:height="1.27cm" svg:x="5.853cm" svg:y="2.92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3.10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4.31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5.726cm" svg:y="4.499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5.839cm" svg:y="5.71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5.896cm">
            <draw:text-box>
              <text:p>18 LDG</text:p>
            </draw:text-box>
          </draw:frame>
        </draw:g>
        <draw:g>
          <draw:custom-shape draw:style-name="gr1" draw:text-style-name="P1" draw:layer="layout" svg:width="7.366cm" svg:height="4.318cm" svg:x="8.647cm" svg:y="2.79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2.855cm">
            <draw:text-box>
              <text:p>LP13</text:p>
              <text:p>SOL</text:p>
            </draw:text-box>
          </draw:frame>
        </draw:g>
        <draw:g>
          <draw:custom-shape draw:style-name="gr3" draw:text-style-name="P1" draw:layer="layout" svg:width="2.54cm" svg:height="1.27cm" svg:x="13.327cm" svg:y="2.92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14cm" svg:y="3.10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13cm" svg:y="4.31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3.2cm" svg:y="4.499cm">
            <draw:text-box>
              <text:p>17 CIR</text:p>
            </draw:text-box>
          </draw:frame>
        </draw:g>
        <draw:g>
          <draw:custom-shape draw:style-name="gr3" draw:text-style-name="P1" draw:layer="layout" svg:width="2.54cm" svg:height="1.27cm" svg:x="13.313cm" svg:y="5.71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cm" svg:y="5.896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79cm" svg:y="2.92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66cm" svg:y="3.102cm">
            <draw:text-box>
              <text:p>19 SOL</text:p>
            </draw:text-box>
          </draw:frame>
        </draw:g>
        <draw:g>
          <draw:custom-shape draw:style-name="gr1" draw:text-style-name="P1" draw:layer="layout" svg:width="7.366cm" svg:height="4.318cm" svg:x="1.154cm" svg:y="7.23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7.3cm">
            <draw:text-box>
              <text:p>LP14</text:p>
            </draw:text-box>
          </draw:frame>
        </draw:g>
        <draw:g>
          <draw:custom-shape draw:style-name="gr3" draw:text-style-name="P1" draw:layer="layout" svg:width="2.54cm" svg:height="1.27cm" svg:x="5.853cm" svg:y="7.36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7.54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8.76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8.944cm">
            <draw:text-box>
              <text:p>18 LDG</text:p>
            </draw:text-box>
          </draw:frame>
        </draw:g>
        <draw:g>
          <draw:custom-shape draw:style-name="gr1" draw:text-style-name="P1" draw:layer="layout" svg:width="7.366cm" svg:height="4.318cm" svg:x="8.647cm" svg:y="7.23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7.3cm">
            <draw:text-box>
              <text:p>LP15</text:p>
              <text:p>SOL</text:p>
            </draw:text-box>
          </draw:frame>
        </draw:g>
        <draw:g>
          <draw:custom-shape draw:style-name="gr3" draw:text-style-name="P1" draw:layer="layout" svg:width="2.54cm" svg:height="1.27cm" svg:x="13.346cm" svg:y="7.36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33cm" svg:y="7.54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32cm" svg:y="8.76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19cm" svg:y="8.944cm">
            <draw:text-box>
              <text:p>18 LDG</text:p>
            </draw:text-box>
          </draw:frame>
        </draw:g>
        <draw:frame draw:style-name="gr4" draw:layer="layout" svg:width="9.388cm" svg:height="1.673cm" svg:x="16.15cm" svg:y="2.794cm">
          <draw:text-box>
            <text:p>Normal Take-Offs and Landings</text:p>
            <text:p>Circuits</text:p>
          </draw:text-box>
        </draw:frame>
        <draw:frame draw:style-name="gr4" draw:layer="layout" svg:width="10.446cm" svg:height="0.962cm" svg:x="16.15cm" svg:y="7.239cm">
          <draw:text-box>
            <text:p>Short-Field Take-Offs and Landings</text:p>
          </draw:text-box>
        </draw:frame>
        <draw:g>
          <draw:custom-shape draw:style-name="gr1" draw:text-style-name="P1" draw:layer="layout" svg:width="7.366cm" svg:height="4.318cm" svg:x="1.154cm" svg:y="11.68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11.745cm">
            <draw:text-box>
              <text:p>LP16</text:p>
            </draw:text-box>
          </draw:frame>
        </draw:g>
        <draw:g>
          <draw:custom-shape draw:style-name="gr1" draw:text-style-name="P1" draw:layer="layout" svg:width="7.366cm" svg:height="4.318cm" svg:x="8.647cm" svg:y="11.68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11.745cm">
            <draw:text-box>
              <text:p>LP17</text:p>
              <text:p>SOL</text:p>
            </draw:text-box>
          </draw:frame>
        </draw:g>
        <draw:frame draw:style-name="gr4" draw:layer="layout" svg:width="10.061cm" svg:height="0.962cm" svg:x="16.14cm" svg:y="11.684cm">
          <draw:text-box>
            <text:p>Soft-Field Take-Offs and Landings</text:p>
          </draw:text-box>
        </draw:frame>
        <draw:g>
          <draw:custom-shape draw:style-name="gr3" draw:text-style-name="P1" draw:layer="layout" svg:width="2.54cm" svg:height="1.27cm" svg:x="5.853cm" svg:y="11.81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11.99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13.20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13.389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3.346cm" svg:y="11.81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33cm" svg:y="11.99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32cm" svg:y="13.20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19cm" svg:y="13.389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79cm" svg:y="7.36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66cm" svg:y="7.547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0.665cm" svg:y="11.81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52cm" svg:y="11.992cm">
            <draw:text-box>
              <text:p>19 SOL</text:p>
            </draw:text-box>
          </draw:frame>
        </draw:g>
        <draw:g>
          <draw:custom-shape draw:style-name="gr1" draw:text-style-name="P1" draw:layer="layout" svg:width="7.366cm" svg:height="4.318cm" svg:x="1.154cm" svg:y="16.12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205cm" svg:y="16.19cm">
            <draw:text-box>
              <text:p>LP18</text:p>
            </draw:text-box>
          </draw:frame>
        </draw:g>
        <draw:g>
          <draw:custom-shape draw:style-name="gr1" draw:text-style-name="P1" draw:layer="layout" svg:width="7.366cm" svg:height="4.318cm" svg:x="8.647cm" svg:y="16.12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98cm" svg:y="16.19cm">
            <draw:text-box>
              <text:p>LP19</text:p>
              <text:p>SOL</text:p>
            </draw:text-box>
          </draw:frame>
        </draw:g>
        <draw:g>
          <draw:custom-shape draw:style-name="gr3" draw:text-style-name="P1" draw:layer="layout" svg:width="2.54cm" svg:height="1.27cm" svg:x="5.853cm" svg:y="16.25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5.74cm" svg:y="16.43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5.839cm" svg:y="17.65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726cm" svg:y="17.834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3.346cm" svg:y="16.25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33cm" svg:y="16.437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32cm" svg:y="17.65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219cm" svg:y="17.834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65cm" svg:y="16.25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52cm" svg:y="16.437cm">
            <draw:text-box>
              <text:p>19 SOL</text:p>
            </draw:text-box>
          </draw:frame>
        </draw:g>
        <draw:frame draw:style-name="gr4" draw:layer="layout" svg:width="10.658cm" svg:height="0.962cm" svg:x="16.14cm" svg:y="16.183cm">
          <draw:text-box>
            <text:p>Cross-Wind Take-Offs and Landings</text:p>
          </draw:text-box>
        </draw:frame>
        <draw:frame draw:style-name="gr4" draw:text-style-name="P2" draw:layer="layout" svg:width="17.241cm" svg:height="0.962cm" svg:x="7.407cm" svg:y="1.308cm">
          <draw:text-box>
            <text:p><text:span text:style-name="T1">Competency Training for Advanced Take-Offs and Landings</text:span></text:p>
          </draw:text-box>
        </draw:frame>
      </draw:page>
      <draw:page draw:name="page3" draw:style-name="dp1" draw:master-page-name="Default">
        <draw:g>
          <draw:custom-shape draw:style-name="gr1" draw:text-style-name="P1" draw:layer="layout" svg:width="7.366cm" svg:height="4.318cm" svg:x="1.127cm" svg:y="2.52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2.585cm">
            <draw:text-box>
              <text:p>LP20</text:p>
            </draw:text-box>
          </draw:frame>
        </draw:g>
        <draw:frame draw:style-name="gr13" draw:text-style-name="P2" draw:layer="layout" svg:width="13.867cm" svg:height="0.962cm" svg:x="7.972cm" svg:y="1.254cm">
          <draw:text-box>
            <text:p><text:span text:style-name="T1">Competency Training Leading to Cross-Country</text:span></text:p>
          </draw:text-box>
        </draw:frame>
        <draw:g>
          <draw:custom-shape draw:style-name="gr1" draw:text-style-name="P1" draw:layer="layout" svg:width="7.366cm" svg:height="4.318cm" svg:x="8.62cm" svg:y="2.52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71cm" svg:y="2.585cm">
            <draw:text-box>
              <text:p>LP21</text:p>
              <text:p>SOL</text:p>
            </draw:text-box>
          </draw:frame>
        </draw:g>
        <draw:g>
          <draw:custom-shape draw:style-name="gr3" draw:text-style-name="P1" draw:layer="layout" svg:width="2.54cm" svg:height="1.27cm" svg:x="5.812cm" svg:y="2.65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5.699cm" svg:y="2.832cm">
            <draw:text-box>
              <text:p>22 FRC</text:p>
            </draw:text-box>
          </draw:frame>
        </draw:g>
        <draw:frame draw:style-name="gr4" draw:layer="layout" svg:width="9.773cm" svg:height="0.962cm" svg:x="16.15cm" svg:y="2.795cm">
          <draw:text-box>
            <text:p>First Solo away from Home Base</text:p>
          </draw:text-box>
        </draw:frame>
        <draw:g>
          <draw:custom-shape draw:style-name="gr3" draw:text-style-name="P1" draw:layer="layout" svg:width="2.54cm" svg:height="1.27cm" svg:x="10.652cm" svg:y="2.65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39cm" svg:y="2.832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3.319cm" svg:y="2.65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06cm" svg:y="2.832cm">
            <draw:text-box>
              <text:p>16 TOF</text:p>
            </draw:text-box>
          </draw:frame>
        </draw:g>
        <draw:g>
          <draw:custom-shape draw:style-name="gr3" draw:text-style-name="P1" draw:layer="layout" svg:width="2.54cm" svg:height="1.27cm" svg:x="13.305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75cm" svg:height="0.962cm" svg:x="13.192cm" svg:y="4.229cm">
            <draw:text-box>
              <text:p>17 CIR</text:p>
            </draw:text-box>
          </draw:frame>
        </draw:g>
        <draw:g xml:id="id80" draw:id="id80">
          <draw:custom-shape draw:style-name="gr3" draw:text-style-name="P1" draw:layer="layout" svg:width="2.54cm" svg:height="1.27cm" svg:x="13.305cm" svg:y="5.4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92cm" svg:y="5.626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52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0.525cm" svg:y="4.229cm">
            <draw:text-box>
              <text:p>23 NAV</text:p>
            </draw:text-box>
          </draw:frame>
        </draw:g>
        <draw:g>
          <draw:custom-shape draw:style-name="gr3" draw:text-style-name="P1" draw:layer="layout" svg:width="2.54cm" svg:height="1.27cm" svg:x="24.3cm" svg:y="4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24.3cm" svg:y="4.229cm">
            <draw:text-box>
              <text:p>09 TNS</text:p>
            </draw:text-box>
          </draw:frame>
        </draw:g>
        <draw:g>
          <draw:custom-shape draw:style-name="gr3" draw:text-style-name="P1" draw:layer="layout" svg:width="2.54cm" svg:height="1.27cm" svg:x="16.367cm" svg:y="5.4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6.254cm" svg:y="5.626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19.02cm" svg:y="5.44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18.907cm" svg:y="5.626cm">
            <draw:text-box>
              <text:p>12 STA</text:p>
            </draw:text-box>
          </draw:frame>
        </draw:g>
        <draw:g>
          <draw:custom-shape draw:style-name="gr3" draw:text-style-name="P1" draw:layer="layout" svg:width="2.54cm" svg:height="1.27cm" svg:x="19.034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14cm" svg:height="0.962cm" svg:x="19.034cm" svg:y="4.229cm">
            <draw:text-box>
              <text:p>07 CLB</text:p>
            </draw:text-box>
          </draw:frame>
        </draw:g>
        <draw:g>
          <draw:custom-shape draw:style-name="gr3" draw:text-style-name="P1" draw:layer="layout" svg:width="2.54cm" svg:height="1.27cm" svg:x="21.682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21.555cm" svg:y="4.229cm">
            <draw:text-box>
              <text:p>08 DES</text:p>
            </draw:text-box>
          </draw:frame>
        </draw:g>
        <draw:g>
          <draw:custom-shape draw:style-name="gr3" draw:text-style-name="P1" draw:layer="layout" svg:width="2.54cm" svg:height="1.27cm" svg:x="16.367cm" svg:y="4.04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47cm" svg:height="0.962cm" svg:x="16.36cm" svg:y="4.229cm">
            <draw:text-box>
              <text:p>06 SLF</text:p>
            </draw:text-box>
          </draw:frame>
        </draw:g>
        <draw:frame draw:style-name="gr4" draw:layer="layout" svg:width="4.27cm" svg:height="0.962cm" svg:x="21.701cm" svg:y="5.572cm">
          <draw:text-box>
            <text:p>Practice Area</text:p>
          </draw:text-box>
        </draw:frame>
        <draw:g>
          <draw:custom-shape draw:style-name="gr1" draw:text-style-name="P1" draw:layer="layout" svg:width="7.366cm" svg:height="4.318cm" svg:x="1.127cm" svg:y="6.96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7.03cm">
            <draw:text-box>
              <text:p>LP22</text:p>
            </draw:text-box>
          </draw:frame>
        </draw:g>
        <draw:g>
          <draw:custom-shape draw:style-name="gr1" draw:text-style-name="P1" draw:layer="layout" svg:width="7.366cm" svg:height="4.318cm" svg:x="8.62cm" svg:y="6.96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71cm" svg:y="7.03cm">
            <draw:text-box>
              <text:p>LP23</text:p>
              <text:p>SOL</text:p>
            </draw:text-box>
          </draw:frame>
        </draw:g>
        <draw:frame draw:style-name="gr4" draw:layer="layout" svg:width="10.044cm" svg:height="1.673cm" svg:x="16.24cm" svg:y="6.969cm">
          <draw:text-box>
            <text:p>Solo Practice improving Accuracy</text:p>
            <text:p>and Coordination (Exercise Cont.)</text:p>
          </draw:text-box>
        </draw:frame>
        <draw:g xml:id="id63" draw:id="id63">
          <draw:custom-shape draw:style-name="gr3" draw:text-style-name="P1" draw:layer="layout" svg:width="2.54cm" svg:height="1.27cm" svg:x="5.812cm" svg:y="7.09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5.699cm" svg:y="7.277cm">
            <draw:text-box>
              <text:p>11 SLO</text:p>
            </draw:text-box>
          </draw:frame>
        </draw:g>
        <draw:g xml:id="id65" draw:id="id65">
          <draw:custom-shape draw:style-name="gr3" draw:text-style-name="P1" draw:layer="layout" svg:width="2.54cm" svg:height="1.27cm" svg:x="5.826cm" svg:y="8.49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5.713cm" svg:y="8.674cm">
            <draw:text-box>
              <text:p>12 STA</text:p>
            </draw:text-box>
          </draw:frame>
        </draw:g>
        <draw:g xml:id="id69" draw:id="id69">
          <draw:custom-shape draw:style-name="gr3" draw:text-style-name="P1" draw:layer="layout" svg:width="2.54cm" svg:height="1.27cm" svg:x="5.826cm" svg:y="9.8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5.713cm" svg:y="10.071cm">
            <draw:text-box>
              <text:p>13 SPI</text:p>
            </draw:text-box>
          </draw:frame>
        </draw:g>
        <draw:g xml:id="id67" draw:id="id67">
          <draw:custom-shape draw:style-name="gr3" draw:text-style-name="P1" draw:layer="layout" svg:width="2.54cm" svg:height="1.27cm" svg:x="3.145cm" svg:y="7.09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3.032cm" svg:y="7.277cm">
            <draw:text-box>
              <text:p>22 FRC</text:p>
            </draw:text-box>
          </draw:frame>
        </draw:g>
        <draw:g>
          <draw:custom-shape draw:style-name="gr3" draw:text-style-name="P1" draw:layer="layout" svg:width="2.54cm" svg:height="1.27cm" svg:x="10.652cm" svg:y="7.09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39cm" svg:y="7.277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3.319cm" svg:y="7.09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206cm" svg:y="7.277cm">
            <draw:text-box>
              <text:p>16 TOF</text:p>
            </draw:text-box>
          </draw:frame>
        </draw:g>
        <draw:g xml:id="id82" draw:id="id82">
          <draw:custom-shape draw:style-name="gr3" draw:text-style-name="P1" draw:layer="layout" svg:width="2.54cm" svg:height="1.27cm" svg:x="13.305cm" svg:y="9.89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92cm" svg:y="10.071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52cm" svg:y="8.49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0.525cm" svg:y="8.674cm">
            <draw:text-box>
              <text:p>23 NAV</text:p>
            </draw:text-box>
          </draw:frame>
        </draw:g>
        <draw:g>
          <draw:custom-shape draw:style-name="gr3" draw:text-style-name="P1" draw:layer="layout" svg:width="2.54cm" svg:height="1.27cm" svg:x="16.367cm" svg:y="8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16.367cm" svg:y="8.801cm">
            <draw:text-box>
              <text:p>09 TNS</text:p>
            </draw:text-box>
          </draw:frame>
        </draw:g>
        <draw:g>
          <draw:custom-shape draw:style-name="gr3" draw:text-style-name="P1" draw:layer="layout" svg:width="2.54cm" svg:height="1.27cm" svg:x="19.034cm" svg:y="8.6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8.921cm" svg:y="8.801cm">
            <draw:text-box>
              <text:p>10 FRE</text:p>
            </draw:text-box>
          </draw:frame>
        </draw:g>
        <draw:g>
          <draw:custom-shape draw:style-name="gr3" draw:text-style-name="P1" draw:layer="layout" svg:width="2.54cm" svg:height="1.27cm" svg:x="21.701cm" svg:y="8.6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21.588cm" svg:y="8.801cm">
            <draw:text-box>
              <text:p>11 SLO</text:p>
            </draw:text-box>
          </draw:frame>
        </draw:g>
        <draw:g>
          <draw:custom-shape draw:style-name="gr3" draw:text-style-name="P1" draw:layer="layout" svg:width="2.54cm" svg:height="1.27cm" svg:x="24.354cm" svg:y="8.62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68cm" svg:height="0.962cm" svg:x="24.241cm" svg:y="8.801cm">
            <draw:text-box>
              <text:p>12 STA</text:p>
            </draw:text-box>
          </draw:frame>
        </draw:g>
        <draw:g>
          <draw:custom-shape draw:style-name="gr3" draw:text-style-name="P1" draw:layer="layout" svg:width="2.54cm" svg:height="1.27cm" svg:x="16.367cm" svg:y="10.01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35cm" svg:height="0.962cm" svg:x="16.254cm" svg:y="10.198cm">
            <draw:text-box>
              <text:p>15 SLI</text:p>
            </draw:text-box>
          </draw:frame>
        </draw:g>
        <draw:frame draw:style-name="gr4" draw:layer="layout" svg:width="4.27cm" svg:height="0.962cm" svg:x="21.749cm" svg:y="10.198cm">
          <draw:text-box>
            <text:p>Practice Area</text:p>
          </draw:text-box>
        </draw:frame>
        <draw:g>
          <draw:custom-shape draw:style-name="gr1" draw:text-style-name="P1" draw:layer="layout" svg:width="7.366cm" svg:height="4.318cm" svg:x="1.127cm" svg:y="11.41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11.475cm">
            <draw:text-box>
              <text:p>LP24</text:p>
            </draw:text-box>
          </draw:frame>
        </draw:g>
        <draw:g>
          <draw:custom-shape draw:style-name="gr1" draw:text-style-name="P1" draw:layer="layout" svg:width="7.366cm" svg:height="4.318cm" svg:x="8.62cm" svg:y="11.41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71cm" svg:y="11.475cm">
            <draw:text-box>
              <text:p>LP25</text:p>
              <text:p>SOL</text:p>
            </draw:text-box>
          </draw:frame>
        </draw:g>
        <draw:g>
          <draw:custom-shape draw:style-name="gr3" draw:text-style-name="P1" draw:layer="layout" svg:width="2.54cm" svg:height="1.27cm" svg:x="5.812cm" svg:y="11.54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369cm" svg:height="0.962cm" svg:x="5.699cm" svg:y="11.722cm">
            <draw:text-box>
              <text:p>20 ILU</text:p>
            </draw:text-box>
          </draw:frame>
        </draw:g>
        <draw:g>
          <draw:custom-shape draw:style-name="gr3" draw:text-style-name="P1" draw:layer="layout" svg:width="2.54cm" svg:height="1.27cm" svg:x="5.812cm" svg:y="12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2.72cm" svg:height="0.962cm" svg:x="5.699cm" svg:y="13.119cm">
            <draw:text-box>
              <text:p>21 PRC</text:p>
            </draw:text-box>
          </draw:frame>
        </draw:g>
        <draw:g xml:id="id72" draw:id="id72">
          <draw:custom-shape draw:style-name="gr3" draw:text-style-name="P1" draw:layer="layout" svg:width="2.54cm" svg:height="1.27cm" svg:x="5.812cm" svg:y="14.33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5.699cm" svg:y="14.516cm">
            <draw:text-box>
              <text:p>24 IFR</text:p>
            </draw:text-box>
          </draw:frame>
        </draw:g>
        <draw:g>
          <draw:custom-shape draw:style-name="gr3" draw:text-style-name="P1" draw:layer="layout" svg:width="2.54cm" svg:height="1.27cm" svg:x="10.633cm" svg:y="11.54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2cm" svg:y="11.722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3.3cm" svg:y="11.54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1cm" svg:height="0.962cm" svg:x="13.187cm" svg:y="11.722cm">
            <draw:text-box>
              <text:p>16 TOF</text:p>
            </draw:text-box>
          </draw:frame>
        </draw:g>
        <draw:g xml:id="id84" draw:id="id84">
          <draw:custom-shape draw:style-name="gr3" draw:text-style-name="P1" draw:layer="layout" svg:width="2.54cm" svg:height="1.27cm" svg:x="13.286cm" svg:y="14.33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3.173cm" svg:y="14.516cm">
            <draw:text-box>
              <text:p>18 LDG</text:p>
            </draw:text-box>
          </draw:frame>
        </draw:g>
        <draw:g>
          <draw:custom-shape draw:style-name="gr3" draw:text-style-name="P1" draw:layer="layout" svg:width="2.54cm" svg:height="1.27cm" svg:x="10.633cm" svg:y="12.93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0.506cm" svg:y="13.119cm">
            <draw:text-box>
              <text:p>23 NAV</text:p>
            </draw:text-box>
          </draw:frame>
        </draw:g>
        <draw:frame draw:style-name="gr4" draw:layer="layout" svg:width="10.044cm" svg:height="1.673cm" svg:x="16.24cm" svg:y="11.519cm">
          <draw:text-box>
            <text:p>Solo Practice improving Accuracy</text:p>
            <text:p>and Coordination (Exercise Cont.)</text:p>
          </draw:text-box>
        </draw:frame>
        <draw:g>
          <draw:custom-shape draw:style-name="gr3" draw:text-style-name="P1" draw:layer="layout" svg:width="2.54cm" svg:height="1.27cm" svg:x="16.394cm" svg:y="13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64cm" svg:height="0.962cm" svg:x="16.394cm" svg:y="13.246cm">
            <draw:text-box>
              <text:p>09 TNS</text:p>
            </draw:text-box>
          </draw:frame>
        </draw:g>
        <draw:g>
          <draw:custom-shape draw:style-name="gr3" draw:text-style-name="P1" draw:layer="layout" svg:width="2.54cm" svg:height="1.27cm" svg:x="21.634cm" svg:y="13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2.72cm" svg:height="0.962cm" svg:x="21.521cm" svg:y="13.246cm">
            <draw:text-box>
              <text:p>21 PRC</text:p>
            </draw:text-box>
          </draw:frame>
        </draw:g>
        <draw:g>
          <draw:custom-shape draw:style-name="gr3" draw:text-style-name="P1" draw:layer="layout" svg:width="2.54cm" svg:height="1.27cm" svg:x="19.02cm" svg:y="13.06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86cm" svg:height="0.962cm" svg:x="18.907cm" svg:y="13.246cm">
            <draw:text-box>
              <text:p>22 FRC</text:p>
            </draw:text-box>
          </draw:frame>
        </draw:g>
        <draw:g>
          <draw:custom-shape draw:style-name="gr1" draw:text-style-name="P1" draw:layer="layout" svg:width="7.366cm" svg:height="4.318cm" svg:x="1.127cm" svg:y="15.85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15.92cm">
            <draw:text-box>
              <text:p>LP26</text:p>
            </draw:text-box>
          </draw:frame>
        </draw:g>
        <draw:g>
          <draw:custom-shape draw:style-name="gr1" draw:text-style-name="P1" draw:layer="layout" svg:width="7.366cm" svg:height="4.318cm" svg:x="8.62cm" svg:y="15.85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71cm" svg:y="15.92cm">
            <draw:text-box>
              <text:p>LP27</text:p>
              <text:p>SOL</text:p>
            </draw:text-box>
          </draw:frame>
        </draw:g>
        <draw:g xml:id="id61" draw:id="id61">
          <draw:custom-shape draw:style-name="gr3" draw:text-style-name="P1" draw:layer="layout" svg:width="2.54cm" svg:height="1.27cm" svg:x="3.159cm" svg:y="15.98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3.032cm" svg:y="16.167cm">
            <draw:text-box>
              <text:p>23 NAV</text:p>
            </draw:text-box>
          </draw:frame>
        </draw:g>
        <draw:g>
          <draw:custom-shape draw:style-name="gr3" draw:text-style-name="P1" draw:layer="layout" svg:width="2.54cm" svg:height="1.27cm" svg:x="5.812cm" svg:y="1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2.72cm" svg:height="0.962cm" svg:x="5.699cm" svg:y="16.167cm">
            <draw:text-box>
              <text:p>21 PRC</text:p>
            </draw:text-box>
          </draw:frame>
        </draw:g>
        <draw:g xml:id="id74" draw:id="id74">
          <draw:custom-shape draw:style-name="gr3" draw:text-style-name="P1" draw:layer="layout" svg:width="2.54cm" svg:height="1.27cm" svg:x="5.776cm" svg:y="17.38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3cm" svg:height="0.962cm" svg:x="5.663cm" svg:y="17.564cm">
            <draw:text-box>
              <text:p>29 EMG</text:p>
            </draw:text-box>
          </draw:frame>
        </draw:g>
        <draw:frame draw:style-name="gr4" xml:id="id78" draw:id="id78" draw:layer="layout" svg:width="7.445cm" svg:height="0.962cm" svg:x="16.113cm" svg:y="15.964cm">
          <draw:text-box>
            <text:p>First Solo Cross-Country</text:p>
          </draw:text-box>
        </draw:frame>
        <draw:g>
          <draw:custom-shape draw:style-name="gr3" draw:text-style-name="P1" draw:layer="layout" svg:width="2.54cm" svg:height="1.27cm" svg:x="10.638cm" svg:y="15.98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53cm" svg:height="0.962cm" svg:x="10.525cm" svg:y="16.167cm">
            <draw:text-box>
              <text:p>19 SOL</text:p>
            </draw:text-box>
          </draw:frame>
        </draw:g>
        <draw:g>
          <draw:custom-shape draw:style-name="gr3" draw:text-style-name="P1" draw:layer="layout" svg:width="2.54cm" svg:height="1.27cm" svg:x="10.652cm" svg:y="17.38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636cm" svg:height="0.962cm" svg:x="10.525cm" svg:y="17.564cm">
            <draw:text-box>
              <text:p>23 NAV</text:p>
            </draw:text-box>
          </draw:frame>
        </draw:g>
        <draw:g>
          <draw:custom-shape draw:style-name="gr3" draw:text-style-name="P1" draw:layer="layout" svg:width="2.54cm" svg:height="1.27cm" svg:x="13.305cm" svg:y="1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2.72cm" svg:height="0.962cm" svg:x="13.192cm" svg:y="16.167cm">
            <draw:text-box>
              <text:p>21 PRC</text:p>
            </draw:text-box>
          </draw:frame>
        </draw:g>
        <draw:g xml:id="id71" draw:id="id71">
          <draw:custom-shape draw:style-name="gr3" draw:text-style-name="P1" draw:layer="layout" svg:width="2.54cm" svg:height="1.27cm" svg:x="3.145cm" svg:y="14.33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64cm" svg:height="0.962cm" svg:x="3.032cm" svg:y="14.516cm">
            <draw:text-box>
              <text:p>30 COM</text:p>
            </draw:text-box>
          </draw:frame>
        </draw:g>
        <draw:g xml:id="id76" draw:id="id76">
          <draw:custom-shape draw:style-name="gr3" draw:text-style-name="P1" draw:layer="layout" svg:width="2.54cm" svg:height="1.27cm" svg:x="5.742cm" svg:y="18.78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64cm" svg:height="0.962cm" svg:x="5.629cm" svg:y="18.961cm">
            <draw:text-box>
              <text:p>30 COM</text:p>
            </draw:text-box>
          </draw:frame>
        </draw:g>
        <draw:g>
          <draw:custom-shape draw:style-name="gr3" draw:text-style-name="P1" draw:layer="layout" svg:width="2.54cm" svg:height="1.27cm" svg:x="13.305cm" svg:y="17.38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864cm" svg:height="0.962cm" svg:x="13.192cm" svg:y="17.564cm">
            <draw:text-box>
              <text:p>30 COM</text:p>
            </draw:text-box>
          </draw:frame>
        </draw:g>
        <draw:frame draw:style-name="gr4" draw:text-style-name="P3" xml:id="id60" draw:id="id60" draw:layer="layout" svg:width="2.344cm" svg:height="2.706cm" svg:x="1.323cm" svg:y="17.471cm">
          <draw:text-box>
            <text:p><text:span text:style-name="T2">VFR,</text:span></text:p>
            <text:p><text:span text:style-name="T2">procedures,</text:span></text:p>
            <text:p><text:span text:style-name="T2">corrections</text:span></text:p>
            <text:p><text:span text:style-name="T2">E6B,</text:span></text:p>
            <text:p><text:span text:style-name="T2">airports</text:span></text:p>
          </draw:text-box>
        </draw:frame>
        <draw:connector draw:style-name="gr7" draw:text-style-name="P5" draw:layer="layout" draw:type="line" svg:x1="3.667cm" svg:y1="18.824cm" svg:x2="4.365cm" svg:y2="17.256cm" draw:start-shape="id60" draw:start-glue-point="1" draw:end-shape="id61" draw:end-glue-point="2" svg:d="M3667 18824l698-1568" svg:viewBox="0 0 699 1569">
          <text:p/>
        </draw:connector>
        <draw:frame draw:style-name="gr4" draw:text-style-name="P3" draw:layer="layout" svg:width="5.43cm" svg:height="1.233cm" svg:x="1.254cm" svg:y="5.445cm">
          <draw:text-box>
            <text:p><text:span text:style-name="T2">incorporate heading calculation,</text:span></text:p>
            <text:p><text:span text:style-name="T2">map reading, ETA calculation</text:span></text:p>
          </draw:text-box>
        </draw:frame>
        <draw:frame draw:style-name="gr9" draw:text-style-name="P3" xml:id="id66" draw:id="id66" draw:layer="layout" svg:width="1.505cm" svg:height="0.742cm" svg:x="1.254cm" svg:y="8.493cm">
          <draw:text-box>
            <text:p><text:span text:style-name="T2">simple</text:span></text:p>
          </draw:text-box>
        </draw:frame>
        <draw:frame draw:style-name="gr4" draw:text-style-name="P3" xml:id="id68" draw:id="id68" draw:layer="layout" svg:width="3.745cm" svg:height="1.724cm" svg:x="1.192cm" svg:y="9.69cm">
          <draw:text-box>
            <text:p><text:span text:style-name="T2">practical causes:</text:span></text:p>
            <text:p><text:span text:style-name="T2">departure, approach,</text:span></text:p>
            <text:p><text:span text:style-name="T2">skidding turns</text:span></text:p>
          </draw:text-box>
        </draw:frame>
        <draw:frame draw:style-name="gr4" draw:text-style-name="P3" xml:id="id64" draw:id="id64" draw:layer="layout" svg:width="2.013cm" svg:height="0.742cm" svg:x="1.254cm" svg:y="9.128cm">
          <draw:text-box>
            <text:p><text:span text:style-name="T2">wing drop</text:span></text:p>
          </draw:text-box>
        </draw:frame>
        <draw:frame draw:style-name="gr4" draw:text-style-name="P3" xml:id="id62" draw:id="id62" draw:layer="layout" svg:width="4.439cm" svg:height="0.742cm" svg:x="6.594cm" svg:y="5.445cm">
          <draw:text-box>
            <text:p><text:span text:style-name="T2">lowest speed, turns, flaps</text:span></text:p>
          </draw:text-box>
        </draw:frame>
        <draw:connector draw:style-name="gr7" draw:text-style-name="P5" draw:layer="layout" draw:type="line" svg:x1="8.813cm" svg:y1="6.187cm" svg:x2="7.025cm" svg:y2="7.096cm" draw:start-shape="id62" draw:start-glue-point="2" draw:end-shape="id63" draw:end-glue-point="0" svg:d="M8813 6187l-1788 909" svg:viewBox="0 0 1789 910">
          <text:p/>
        </draw:connector>
        <draw:connector draw:style-name="gr7" draw:text-style-name="P5" draw:layer="layout" draw:type="line" svg:x1="3.267cm" svg:y1="9.499cm" svg:x2="5.713cm" svg:y2="9.128cm" draw:start-shape="id64" draw:start-glue-point="1" draw:end-shape="id65" draw:end-glue-point="3" svg:d="M3267 9499l2446-371" svg:viewBox="0 0 2447 372">
          <text:p/>
        </draw:connector>
        <draw:connector draw:style-name="gr7" draw:text-style-name="P5" draw:layer="layout" draw:type="line" svg:x1="2.759cm" svg:y1="8.864cm" svg:x2="4.375cm" svg:y2="8.366cm" draw:start-shape="id66" draw:start-glue-point="1" draw:end-shape="id67" draw:end-glue-point="2" svg:d="M2759 8864l1616-498" svg:viewBox="0 0 1617 499">
          <text:p/>
        </draw:connector>
        <draw:connector draw:style-name="gr7" draw:text-style-name="P5" draw:layer="layout" draw:type="line" svg:x1="4.937cm" svg:y1="10.552cm" svg:x2="5.713cm" svg:y2="9.128cm" draw:start-shape="id68" draw:start-glue-point="1" draw:end-shape="id65" draw:end-glue-point="3" svg:d="M4937 10552l776-1424" svg:viewBox="0 0 777 1425">
          <text:p/>
        </draw:connector>
        <draw:connector draw:style-name="gr7" draw:text-style-name="P5" draw:layer="layout" draw:type="line" svg:x1="4.937cm" svg:y1="10.552cm" svg:x2="5.713cm" svg:y2="10.525cm" draw:start-shape="id68" draw:start-glue-point="1" draw:end-shape="id69" draw:end-glue-point="3" svg:d="M4937 10552l776-27" svg:viewBox="0 0 777 28">
          <text:p/>
        </draw:connector>
        <draw:frame draw:style-name="gr4" draw:text-style-name="P3" xml:id="id70" draw:id="id70" draw:layer="layout" svg:width="1.827cm" svg:height="0.742cm" svg:x="3.237cm" svg:y="12.069cm">
          <draw:text-box>
            <text:p><text:span text:style-name="T2">DF steer</text:span></text:p>
          </draw:text-box>
        </draw:frame>
        <draw:connector draw:style-name="gr7" draw:text-style-name="P5" draw:layer="layout" draw:type="line" svg:x1="4.15cm" svg:y1="12.811cm" svg:x2="4.464cm" svg:y2="14.335cm" draw:start-shape="id70" draw:start-glue-point="2" draw:end-shape="id71" draw:end-glue-point="0" svg:d="M4150 12811l314 1524" svg:viewBox="0 0 315 1525">
          <text:p/>
        </draw:connector>
        <draw:connector draw:style-name="gr7" draw:text-style-name="P5" draw:layer="layout" draw:type="line" svg:x1="4.15cm" svg:y1="12.811cm" svg:x2="7.025cm" svg:y2="14.335cm" draw:start-shape="id70" draw:start-glue-point="2" draw:end-shape="id72" draw:end-glue-point="0" svg:d="M4150 12811l2875 1524" svg:viewBox="0 0 2876 1525">
          <text:p/>
        </draw:connector>
        <draw:frame draw:style-name="gr9" draw:text-style-name="P3" xml:id="id73" draw:id="id73" draw:layer="layout" svg:width="2.068cm" svg:height="0.742cm" svg:x="3.504cm" svg:y="19.181cm">
          <draw:text-box>
            <text:p><text:span text:style-name="T2">diversions</text:span></text:p>
          </draw:text-box>
        </draw:frame>
        <draw:connector draw:style-name="gr7" draw:text-style-name="P5" draw:layer="layout" draw:type="line" svg:x1="4.538cm" svg:y1="19.181cm" svg:x2="4.365cm" svg:y2="17.256cm" draw:start-shape="id73" draw:start-glue-point="0" draw:end-shape="id61" draw:end-glue-point="2" svg:d="M4538 19181l-173-1925" svg:viewBox="0 0 174 1926">
          <text:p/>
        </draw:connector>
        <draw:connector draw:style-name="gr7" draw:text-style-name="P5" draw:layer="layout" draw:type="line" svg:x1="4.538cm" svg:y1="19.181cm" svg:x2="7.078cm" svg:y2="17.383cm" draw:start-shape="id73" draw:start-glue-point="0" draw:end-shape="id74" draw:end-glue-point="0" svg:d="M4538 19181l2540-1798" svg:viewBox="0 0 2541 1799">
          <text:p/>
        </draw:connector>
        <draw:frame draw:style-name="gr4" draw:text-style-name="P3" xml:id="id75" draw:id="id75" draw:layer="layout" svg:width="4.202cm" svg:height="0.742cm" svg:x="9.382cm" svg:y="19.034cm">
          <draw:text-box>
            <text:p><text:span text:style-name="T2">lost procedures, failures</text:span></text:p>
          </draw:text-box>
        </draw:frame>
        <draw:connector draw:style-name="gr7" draw:text-style-name="P5" draw:layer="layout" draw:type="line" svg:x1="9.382cm" svg:y1="19.405cm" svg:x2="8.493cm" svg:y2="18.018cm" draw:start-shape="id75" draw:start-glue-point="3" draw:end-shape="id74" draw:end-glue-point="1" svg:d="M9382 19405l-889-1387" svg:viewBox="0 0 890 1388">
          <text:p/>
        </draw:connector>
        <draw:connector draw:style-name="gr7" draw:text-style-name="P5" draw:layer="layout" draw:type="line" svg:x1="9.382cm" svg:y1="19.405cm" svg:x2="8.493cm" svg:y2="19.415cm" draw:start-shape="id75" draw:start-glue-point="3" draw:end-shape="id76" draw:end-glue-point="1" svg:d="M9382 19405l-889 10" svg:viewBox="0 0 890 11">
          <text:p/>
        </draw:connector>
        <draw:frame draw:style-name="gr4" draw:text-style-name="P3" xml:id="id77" draw:id="id77" draw:layer="layout" svg:width="3.368cm" svg:height="0.742cm" svg:x="16.301cm" svg:y="17.403cm">
          <draw:text-box>
            <text:p><text:span text:style-name="T2">120 NM, 2 airports</text:span></text:p>
          </draw:text-box>
        </draw:frame>
        <draw:connector draw:style-name="gr7" draw:text-style-name="P5" draw:layer="layout" draw:type="line" svg:x1="19.669cm" svg:y1="17.774cm" svg:x2="19.835cm" svg:y2="16.926cm" draw:start-shape="id77" draw:start-glue-point="1" draw:end-shape="id78" draw:end-glue-point="2" svg:d="M19669 17774l166-848" svg:viewBox="0 0 167 849">
          <text:p/>
        </draw:connector>
        <draw:frame draw:style-name="gr4" draw:text-style-name="P3" xml:id="id79" draw:id="id79" draw:layer="layout" svg:width="1.802cm" svg:height="0.742cm" svg:x="10.569cm" svg:y="6.08cm">
          <draw:text-box>
            <text:p><text:span text:style-name="T2">soft field</text:span></text:p>
          </draw:text-box>
        </draw:frame>
        <draw:connector draw:style-name="gr7" draw:text-style-name="P1" draw:layer="layout" draw:type="line" svg:x1="12.371cm" svg:y1="6.451cm" svg:x2="13.192cm" svg:y2="6.08cm" draw:start-shape="id79" draw:start-glue-point="1" draw:end-shape="id80" draw:end-glue-point="3" svg:d="M12371 6451l821-371" svg:viewBox="0 0 822 372">
          <text:p/>
        </draw:connector>
        <draw:frame draw:style-name="gr15" draw:text-style-name="P3" xml:id="id81" draw:id="id81" draw:layer="layout" svg:width="1.802cm" svg:height="0.742cm" svg:x="9.001cm" svg:y="10.164cm">
          <draw:text-box>
            <text:p><text:span text:style-name="T2">soft field</text:span></text:p>
          </draw:text-box>
        </draw:frame>
        <draw:connector draw:style-name="gr7" draw:text-style-name="P1" draw:layer="layout" draw:type="line" svg:x1="10.803cm" svg:y1="10.535cm" svg:x2="13.192cm" svg:y2="10.525cm" draw:start-shape="id81" draw:start-glue-point="1" draw:end-shape="id82" draw:end-glue-point="3" svg:d="M10803 10535l2389-10" svg:viewBox="0 0 2390 11">
          <text:p/>
        </draw:connector>
        <draw:frame draw:style-name="gr4" draw:text-style-name="P3" xml:id="id83" draw:id="id83" draw:layer="layout" svg:width="3.233cm" svg:height="0.742cm" svg:x="8.874cm" svg:y="14.589cm">
          <draw:text-box>
            <text:p><text:span text:style-name="T2">short, soft, x-wind</text:span></text:p>
          </draw:text-box>
        </draw:frame>
        <draw:connector draw:style-name="gr7" draw:text-style-name="P1" draw:layer="layout" draw:type="line" svg:x1="12.107cm" svg:y1="14.96cm" svg:x2="13.173cm" svg:y2="14.97cm" draw:start-shape="id83" draw:start-glue-point="1" draw:end-shape="id84" draw:end-glue-point="3" svg:d="M12107 14960l1066 10" svg:viewBox="0 0 1067 11">
          <text:p/>
        </draw:connector>
      </draw:page>
      <draw:page draw:name="page4" draw:style-name="dp1" draw:master-page-name="Default">
        <draw:frame draw:style-name="gr13" draw:text-style-name="P2" draw:layer="layout" svg:width="12.106cm" svg:height="0.962cm" svg:x="7.973cm" svg:y="1.254cm">
          <draw:text-box>
            <text:p><text:span text:style-name="T1">Flight Test Preparation and Flight Test</text:span></text:p>
          </draw:text-box>
        </draw:frame>
        <draw:g>
          <draw:custom-shape draw:style-name="gr1" draw:text-style-name="P1" draw:layer="layout" svg:width="7.366cm" svg:height="4.318cm" svg:x="1.127cm" svg:y="2.397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2.458cm">
            <draw:text-box>
              <text:p>LP28</text:p>
            </draw:text-box>
          </draw:frame>
        </draw:g>
        <draw:g>
          <draw:custom-shape draw:style-name="gr1" draw:text-style-name="P1" draw:layer="layout" svg:width="7.366cm" svg:height="4.318cm" svg:x="8.62cm" svg:y="2.397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673cm" svg:x="8.671cm" svg:y="2.458cm">
            <draw:text-box>
              <text:p>LP29</text:p>
              <text:p>SOL</text:p>
            </draw:text-box>
          </draw:frame>
        </draw:g>
        <draw:g>
          <draw:custom-shape draw:style-name="gr1" draw:text-style-name="P1" draw:layer="layout" svg:width="7.366cm" svg:height="4.318cm" svg:x="1.127cm" svg:y="6.84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1.178cm" svg:y="6.903cm">
            <draw:text-box>
              <text:p>LP30</text:p>
            </draw:text-box>
          </draw:frame>
        </draw:g>
        <draw:g>
          <draw:custom-shape draw:style-name="gr1" draw:text-style-name="P1" draw:layer="layout" svg:width="7.366cm" svg:height="4.318cm" svg:x="8.62cm" svg:y="6.84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049cm" svg:height="1.09cm" svg:x="8.671cm" svg:y="6.903cm">
            <draw:text-box>
              <text:p>LP31</text:p>
            </draw:text-box>
          </draw:frame>
        </draw:g>
        <draw:frame draw:style-name="gr4" draw:layer="layout" svg:width="9.024cm" svg:height="0.962cm" svg:x="16.151cm" svg:y="2.795cm">
          <draw:text-box>
            <text:p>Flight Test Items Solo Practice</text:p>
          </draw:text-box>
        </draw:frame>
        <draw:frame draw:style-name="gr4" draw:layer="layout" svg:width="10.531cm" svg:height="0.962cm" svg:x="16.113cm" svg:y="6.842cm">
          <draw:text-box>
            <text:p>Flight Test Simulation / Examination</text:p>
          </draw:text-box>
        </draw:frame>
        <draw:g xml:id="id86" draw:id="id86">
          <draw:custom-shape draw:style-name="gr3" draw:text-style-name="P1" draw:layer="layout" svg:width="2.54cm" svg:height="1.27cm" svg:x="1.127cm" svg:y="11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.407cm" svg:height="0.962cm" svg:x="1.014cm" svg:y="11.849cm">
            <draw:text-box>
              <text:p>24 IFR</text:p>
            </draw:text-box>
          </draw:frame>
        </draw:g>
        <draw:g xml:id="id88" draw:id="id88">
          <draw:custom-shape draw:style-name="gr3" draw:text-style-name="P1" draw:layer="layout" svg:width="2.54cm" svg:height="1.27cm" svg:x="1.127cm" svg:y="13.065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407cm" svg:height="0.962cm" svg:x="1.014cm" svg:y="13.246cm">
            <draw:text-box>
              <text:p>25 NIT</text:p>
            </draw:text-box>
          </draw:frame>
        </draw:g>
        <draw:frame draw:style-name="gr4" draw:text-style-name="P3" xml:id="id87" draw:id="id87" draw:layer="layout" svg:width="1.958cm" svg:height="0.742cm" svg:x="4.503cm" svg:y="13.339cm">
          <draw:text-box>
            <text:p><text:span text:style-name="T2">after PPL</text:span></text:p>
          </draw:text-box>
        </draw:frame>
        <draw:frame draw:style-name="gr4" draw:text-style-name="P3" xml:id="id85" draw:id="id85" draw:layer="layout" svg:width="11.335cm" svg:height="0.742cm" svg:x="4.429cm" svg:y="11.942cm">
          <draw:text-box>
            <text:p><text:span text:style-name="T2">basic / advanced instruments depending on PPL/CPL before flight test</text:span></text:p>
          </draw:text-box>
        </draw:frame>
        <draw:connector draw:style-name="gr7" draw:text-style-name="P5" draw:layer="layout" draw:type="line" svg:x1="4.429cm" svg:y1="12.313cm" svg:x2="3.667cm" svg:y2="12.303cm" draw:start-shape="id85" draw:start-glue-point="3" draw:end-shape="id86" draw:end-glue-point="1" svg:d="M4429 12313l-762-10" svg:viewBox="0 0 763 11">
          <text:p/>
        </draw:connector>
        <draw:connector draw:style-name="gr7" draw:text-style-name="P5" draw:layer="layout" draw:type="line" svg:x1="4.503cm" svg:y1="13.71cm" svg:x2="3.667cm" svg:y2="13.7cm" draw:start-shape="id87" draw:start-glue-point="3" draw:end-shape="id88" draw:end-glue-point="1" svg:d="M4503 13710l-836-10" svg:viewBox="0 0 837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11:11:57.988269622</meta:creation-date>
    <dc:date>2016-04-04T12:57:40.975989975</dc:date>
    <meta:editing-duration>P1DT22H56M1S</meta:editing-duration>
    <meta:editing-cycles>114</meta:editing-cycles>
    <meta:generator>LibreOffice/4.2.8.2$Linux_x86 LibreOffice_project/420m0$Build-2</meta:generator>
    <meta:document-statistic meta:object-count="544"/>
  </office:meta>
</office:document-meta>
</file>